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2" style:num-suffix=".">
        <style:list-level-properties text:space-before="0.25in" text:min-label-width="0.25in"/>
      </text:list-level-style-number>
    </text:list-style>
    <text:list-style style:name="L3">
      <text:list-level-style-number text:level="1" text:style-name="Numbering_20_Symbols" style:num-format="1" text:start-value="3" style:num-suffix=".">
        <style:list-level-properties text:space-before="0.25in" text:min-label-width="0.25in"/>
      </text:list-level-style-number>
    </text:list-style>
    <text:list-style style:name="L4">
      <text:list-level-style-number text:level="1" text:style-name="Numbering_20_Symbols" style:num-format="1" text:start-value="4" style:num-suffix=".">
        <style:list-level-properties text:space-before="0.25in" text:min-label-width="0.25in"/>
      </text:list-level-style-number>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11" style:num-suffix=".">
        <style:list-level-properties text:space-before="0.25in" text:min-label-width="0.25in"/>
      </text:list-level-style-number>
    </text:list-style>
    <text:list-style style:name="L7">
      <text:list-level-style-number text:level="1" text:style-name="Numbering_20_Symbols" style:num-format="1" text:start-value="12" style:num-suffix=".">
        <style:list-level-properties text:space-before="0.25in" text:min-label-width="0.25in"/>
      </text:list-level-style-number>
    </text:list-style>
    <text:list-style style:name="L8">
      <text:list-level-style-number text:level="1" text:style-name="Numbering_20_Symbols" style:num-format="1" text:start-value="13" style:num-suffix=".">
        <style:list-level-properties text:space-before="0.25in" text:min-label-width="0.25in"/>
      </text:list-level-style-number>
    </text:list-style>
    <text:list-style style:name="L9">
      <text:list-level-style-number text:level="1" text:style-name="Numbering_20_Symbols" style:num-format="1" text:start-value="13" style:num-suffix=".">
        <style:list-level-properties text:space-before="0.25in" text:min-label-width="0.25in"/>
      </text:list-level-style-number>
    </text:list-style>
    <text:list-style style:name="L10">
      <text:list-level-style-number text:level="1" text:style-name="Numbering_20_Symbols" style:num-format="1" text:start-value="14" style:num-suffix=".">
        <style:list-level-properties text:space-before="0.25in" text:min-label-width="0.25in"/>
      </text:list-level-style-number>
    </text:list-style>
    <text:list-style style:name="L11">
      <text:list-level-style-number text:level="1" text:style-name="Numbering_20_Symbols" style:num-format="1" text:start-value="15" style:num-suffix=".">
        <style:list-level-properties text:space-before="0.25in" text:min-label-width="0.25in"/>
      </text:list-level-style-number>
    </text:list-style>
    <text:list-style style:name="L12">
      <text:list-level-style-number text:level="1" text:style-name="Numbering_20_Symbols" style:num-format="1" text:start-value="15"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18" style:num-suffix=".">
        <style:list-level-properties text:space-before="0.25in" text:min-label-width="0.25in"/>
      </text:list-level-style-number>
    </text:list-style>
    <text:list-style style:name="L15">
      <text:list-level-style-number text:level="1" text:style-name="Numbering_20_Symbols" style:num-format="1" text:start-value="19" style:num-suffix=".">
        <style:list-level-properties text:space-before="0.25in" text:min-label-width="0.25in"/>
      </text:list-level-style-number>
    </text:list-style>
    <text:list-style style:name="L16">
      <text:list-level-style-number text:level="1" text:style-name="Numbering_20_Symbols" style:num-format="1" text:start-value="20"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2" style:num-suffix=".">
        <style:list-level-properties text:space-before="0.25in" text:min-label-width="0.25in"/>
      </text:list-level-style-number>
    </text:list-style>
    <text:list-style style:name="L19">
      <text:list-level-style-number text:level="1" text:style-name="Numbering_20_Symbols" style:num-format="1" text:start-value="3"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22" style:num-suffix=".">
        <style:list-level-properties text:space-before="0.25in" text:min-label-width="0.25in"/>
      </text:list-level-style-number>
    </text:list-style>
    <text:list-style style:name="L22">
      <text:list-level-style-number text:level="1" text:style-name="Numbering_20_Symbols" style:num-format="1" text:start-value="28" style:num-suffix=".">
        <style:list-level-properties text:space-before="0.25in" text:min-label-width="0.25in"/>
      </text:list-level-style-number>
    </text:list-style>
    <text:list-style style:name="L23">
      <text:list-level-style-number text:level="1" text:style-name="Numbering_20_Symbols" style:num-format="1" text:start-value="33" style:num-suffix=".">
        <style:list-level-properties text:space-before="0.25in" text:min-label-width="0.25in"/>
      </text:list-level-style-number>
    </text:list-style>
    <text:list-style style:name="L24">
      <text:list-level-style-number text:level="1" text:style-name="Numbering_20_Symbols" style:num-format="1" text:start-value="34" style:num-suffix=".">
        <style:list-level-properties text:space-before="0.25in" text:min-label-width="0.25in"/>
      </text:list-level-style-number>
    </text:list-style>
    <text:list-style style:name="L25">
      <text:list-level-style-number text:level="1" text:style-name="Numbering_20_Symbols" style:num-format="1" text:start-value="36" style:num-suffix=".">
        <style:list-level-properties text:space-before="0.25in" text:min-label-width="0.25in"/>
      </text:list-level-style-number>
    </text:list-style>
    <text:list-style style:name="L26">
      <text:list-level-style-number text:level="1" text:style-name="Numbering_20_Symbols" style:num-format="1" text:start-value="39" style:num-suffix=".">
        <style:list-level-properties text:space-before="0.25in" text:min-label-width="0.25in"/>
      </text:list-level-style-number>
    </text:list-style>
    <text:list-style style:name="L27">
      <text:list-level-style-number text:level="1" text:style-name="Numbering_20_Symbols" style:num-format="1" text:start-value="40" style:num-suffix=".">
        <style:list-level-properties text:space-before="0.25in" text:min-label-width="0.25in"/>
      </text:list-level-style-number>
    </text:list-style>
    <text:list-style style:name="L28">
      <text:list-level-style-number text:level="1" text:style-name="Numbering_20_Symbols" style:num-format="1" text:start-value="44" style:num-suffix=".">
        <style:list-level-properties text:space-before="0.25in" text:min-label-width="0.25in"/>
      </text:list-level-style-number>
    </text:list-style>
    <text:list-style style:name="L29">
      <text:list-level-style-number text:level="1" text:style-name="Numbering_20_Symbols" style:num-format="1" text:start-value="46" style:num-suffix=".">
        <style:list-level-properties text:space-before="0.25in" text:min-label-width="0.25in"/>
      </text:list-level-style-number>
    </text:list-style>
    <text:list-style style:name="L30">
      <text:list-level-style-number text:level="1" text:style-name="Numbering_20_Symbols" style:num-format="1" text:start-value="47" style:num-suffix=".">
        <style:list-level-properties text:space-before="0.25in" text:min-label-width="0.25in"/>
      </text:list-level-style-number>
    </text:list-style>
    <text:list-style style:name="L31">
      <text:list-level-style-number text:level="1" text:style-name="Numbering_20_Symbols" style:num-format="1" text:start-value="49" style:num-suffix=".">
        <style:list-level-properties text:space-before="0.25in" text:min-label-width="0.25in"/>
      </text:list-level-style-number>
    </text:list-style>
    <text:list-style style:name="L32">
      <text:list-level-style-number text:level="1" text:style-name="Numbering_20_Symbols" style:num-format="1" text:start-value="51" style:num-suffix=".">
        <style:list-level-properties text:space-before="0.25in" text:min-label-width="0.25in"/>
      </text:list-level-style-number>
    </text:list-style>
    <text:list-style style:name="L33">
      <text:list-level-style-number text:level="1" text:style-name="Numbering_20_Symbols" style:num-format="1" text:start-value="52" style:num-suffix=".">
        <style:list-level-properties text:space-before="0.25in" text:min-label-width="0.25in"/>
      </text:list-level-style-number>
    </text:list-style>
    <text:list-style style:name="L34">
      <text:list-level-style-number text:level="1" text:style-name="Numbering_20_Symbols" style:num-format="1" text:start-value="53" style:num-suffix=".">
        <style:list-level-properties text:space-before="0.25in" text:min-label-width="0.25in"/>
      </text:list-level-style-number>
    </text:list-style>
    <text:list-style style:name="L35">
      <text:list-level-style-number text:level="1" text:style-name="Numbering_20_Symbols" style:num-format="1" text:start-value="55" style:num-suffix=".">
        <style:list-level-properties text:space-before="0.25in" text:min-label-width="0.25in"/>
      </text:list-level-style-number>
    </text:list-style>
    <text:list-style style:name="L36">
      <text:list-level-style-number text:level="1" text:style-name="Numbering_20_Symbols" style:num-format="1" text:start-value="57" style:num-suffix=".">
        <style:list-level-properties text:space-before="0.25in" text:min-label-width="0.25in"/>
      </text:list-level-style-number>
    </text:list-style>
    <text:list-style style:name="L37">
      <text:list-level-style-number text:level="1" text:style-name="Numbering_20_Symbols" style:num-format="1" text:start-value="64" style:num-suffix=".">
        <style:list-level-properties text:space-before="0.25in" text:min-label-width="0.25in"/>
      </text:list-level-style-number>
    </text:list-style>
    <text:list-style style:name="L38">
      <text:list-level-style-number text:level="1" text:style-name="Numbering_20_Symbols" style:num-format="1" text:start-value="65" style:num-suffix=".">
        <style:list-level-properties text:space-before="0.25in" text:min-label-width="0.25in"/>
      </text:list-level-style-number>
    </text:list-style>
    <text:list-style style:name="L39">
      <text:list-level-style-number text:level="1" text:style-name="Numbering_20_Symbols" style:num-format="1" text:start-value="67" style:num-suffix=".">
        <style:list-level-properties text:space-before="0.25in" text:min-label-width="0.25in"/>
      </text:list-level-style-number>
    </text:list-style>
    <text:list-style style:name="L40">
      <text:list-level-style-number text:level="1" text:style-name="Numbering_20_Symbols" style:num-format="1" text:start-value="70" style:num-suffix=".">
        <style:list-level-properties text:space-before="0.25in" text:min-label-width="0.25in"/>
      </text:list-level-style-number>
    </text:list-style>
    <text:list-style style:name="L41">
      <text:list-level-style-number text:level="1" text:style-name="Numbering_20_Symbols" style:num-format="1" text:start-value="71" style:num-suffix=".">
        <style:list-level-properties text:space-before="0.25in" text:min-label-width="0.25in"/>
      </text:list-level-style-number>
    </text:list-style>
    <text:list-style style:name="L42">
      <text:list-level-style-number text:level="1" text:style-name="Numbering_20_Symbols" style:num-format="1" text:start-value="78" style:num-suffix=".">
        <style:list-level-properties text:space-before="0.25in" text:min-label-width="0.25in"/>
      </text:list-level-style-number>
    </text:list-style>
    <text:list-style style:name="L43">
      <text:list-level-style-number text:level="1" text:style-name="Numbering_20_Symbols" style:num-format="1" text:start-value="79" style:num-suffix=".">
        <style:list-level-properties text:space-before="0.25in" text:min-label-width="0.25in"/>
      </text:list-level-style-number>
    </text:list-style>
    <text:list-style style:name="L44">
      <text:list-level-style-number text:level="1" text:style-name="Numbering_20_Symbols" style:num-format="1" text:start-value="83" style:num-suffix=".">
        <style:list-level-properties text:space-before="0.25in" text:min-label-width="0.25in"/>
      </text:list-level-style-number>
    </text:list-style>
    <text:list-style style:name="L45">
      <text:list-level-style-number text:level="1" text:style-name="Numbering_20_Symbols" style:num-format="1" text:start-value="99"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style>
    <style:style style:name="P27" style:family="paragraph" style:parent-style-name="Text_20_body" style:list-style-name="L26">
      <style:paragraph-properties fo:margin-top="0in" fo:margin-bottom="0in"/>
    </style:style>
    <style:style style:name="P28" style:family="paragraph" style:parent-style-name="Text_20_body" style:list-style-name="L27">
    </style:style>
    <style:style style:name="P29" style:family="paragraph" style:parent-style-name="Text_20_body" style:list-style-name="L28">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Text_20_body" style:list-style-name="L29">
      <style:paragraph-properties fo:margin-top="0in" fo:margin-bottom="0in"/>
    </style:style>
    <style:style style:name="P34" style:family="paragraph" style:parent-style-name="Text_20_body" style:list-style-name="L30">
      <style:paragraph-properties fo:margin-top="0in" fo:margin-bottom="0in"/>
    </style:style>
    <style:style style:name="P35" style:family="paragraph" style:parent-style-name="Text_20_body" style:list-style-name="L31">
      <style:paragraph-properties fo:margin-top="0in" fo:margin-bottom="0in"/>
    </style:style>
    <style:style style:name="P36" style:family="paragraph" style:parent-style-name="Text_20_body" style:list-style-name="L32">
      <style:paragraph-properties fo:margin-top="0in" fo:margin-bottom="0in"/>
    </style:style>
    <style:style style:name="P37" style:family="paragraph" style:parent-style-name="Text_20_body" style:list-style-name="L33">
      <style:paragraph-properties fo:margin-top="0in" fo:margin-bottom="0in"/>
    </style:style>
    <style:style style:name="P38" style:family="paragraph" style:parent-style-name="Text_20_body" style:list-style-name="L34">
    </style:style>
    <style:style style:name="P39" style:family="paragraph" style:parent-style-name="Text_20_body" style:list-style-name="L35">
    </style:style>
    <style:style style:name="P40" style:family="paragraph" style:parent-style-name="Text_20_body" style:list-style-name="L36">
      <style:paragraph-properties fo:margin-top="0in" fo:margin-bottom="0in"/>
    </style:style>
    <style:style style:name="P41" style:family="paragraph" style:parent-style-name="Text_20_body" style:list-style-name="L37">
      <style:paragraph-properties fo:margin-top="0in" fo:margin-bottom="0in"/>
    </style:style>
    <style:style style:name="P42" style:family="paragraph" style:parent-style-name="Text_20_body" style:list-style-name="L38">
      <style:paragraph-properties fo:margin-top="0in" fo:margin-bottom="0in"/>
    </style:style>
    <style:style style:name="P43" style:family="paragraph" style:parent-style-name="Text_20_body" style:list-style-name="L39">
    </style:style>
    <style:style style:name="P44" style:family="paragraph" style:parent-style-name="Text_20_body" style:list-style-name="L40">
      <style:paragraph-properties fo:margin-top="0in" fo:margin-bottom="0in"/>
    </style:style>
    <style:style style:name="P45" style:family="paragraph" style:parent-style-name="Text_20_body" style:list-style-name="L41">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42">
      <style:paragraph-properties fo:margin-top="0in" fo:margin-bottom="0in"/>
    </style:style>
    <style:style style:name="P49" style:family="paragraph" style:parent-style-name="Text_20_body" style:list-style-name="L43">
      <style:paragraph-properties fo:margin-top="0in" fo:margin-bottom="0in"/>
    </style:style>
    <style:style style:name="P50" style:family="paragraph" style:parent-style-name="Text_20_body" style:list-style-name="L44">
    </style:style>
    <style:style style:name="P51" style:family="paragraph" style:parent-style-name="Text_20_body" style:list-style-name="L45">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p text:style-name="Horizontal_20_Line"/>
      <text:h text:style-name="Heading_20_1" text:outline-level="1">А. childhood</text:h>
      <text:p text:style-name="Horizontal_20_Line"/>
      <text:list text:style-name="L1">
        <text:list-item>
          <text:p text:style-name="P1">Please, recall your childhood, the period of your life when you under 16. Who in that period played the role of a breadwinner in your family, who brought to the family the biggest part of its income? Name no more than two of such people.</text:p>
        </text:list-item>
      </text:list>
      <table:table table:name="Table3" table:style-name="Table3">
        <table:table-column table:style-name="Table3.A"/>
        <table:table-column table:style-name="Table3.B"/>
        <table:table-row>
          <table:table-cell table:style-name="Table3.A1" office:value-type="string">
            <text:p text:style-name="Table_20_Contents">Father</text:p>
          </table:table-cell>
          <table:table-cell table:style-name="Table3.A1" office:value-type="string">
            <text:p text:style-name="Table_20_Contents">1</text:p>
          </table:table-cell>
        </table:table-row>
        <table:table-row>
          <table:table-cell table:style-name="Table3.A1" office:value-type="string">
            <text:p text:style-name="Table_20_Contents">Mother</text:p>
          </table:table-cell>
          <table:table-cell table:style-name="Table3.A1" office:value-type="string">
            <text:p text:style-name="Table_20_Contents">2</text:p>
          </table:table-cell>
        </table:table-row>
        <table:table-row>
          <table:table-cell table:style-name="Table3.A1" office:value-type="string">
            <text:p text:style-name="Table_20_Contents">Mother’s father</text:p>
          </table:table-cell>
          <table:table-cell table:style-name="Table3.A1" office:value-type="string">
            <text:p text:style-name="Table_20_Contents">3</text:p>
          </table:table-cell>
        </table:table-row>
        <table:table-row>
          <table:table-cell table:style-name="Table3.A1" office:value-type="string">
            <text:p text:style-name="Table_20_Contents">Mother’s mother</text:p>
          </table:table-cell>
          <table:table-cell table:style-name="Table3.A1" office:value-type="string">
            <text:p text:style-name="Table_20_Contents">4</text:p>
          </table:table-cell>
        </table:table-row>
        <table:table-row>
          <table:table-cell table:style-name="Table3.A1" office:value-type="string">
            <text:p text:style-name="Table_20_Contents">Father’s mother</text:p>
          </table:table-cell>
          <table:table-cell table:style-name="Table3.A1" office:value-type="string">
            <text:p text:style-name="Table_20_Contents">5</text:p>
          </table:table-cell>
        </table:table-row>
        <table:table-row>
          <table:table-cell table:style-name="Table3.A1" office:value-type="string">
            <text:p text:style-name="Table_20_Contents">Father’s father</text:p>
          </table:table-cell>
          <table:table-cell table:style-name="Table3.A1" office:value-type="string">
            <text:p text:style-name="Table_20_Contents">6</text:p>
          </table:table-cell>
        </table:table-row>
        <table:table-row>
          <table:table-cell table:style-name="Table3.A1" office:value-type="string">
            <text:p text:style-name="Table_20_Contents">Father-in-law</text:p>
          </table:table-cell>
          <table:table-cell table:style-name="Table3.A1" office:value-type="string">
            <text:p text:style-name="Table_20_Contents">7</text:p>
          </table:table-cell>
        </table:table-row>
        <table:table-row>
          <table:table-cell table:style-name="Table3.A1" office:value-type="string">
            <text:p text:style-name="Table_20_Contents">Mother-in-law</text:p>
          </table:table-cell>
          <table:table-cell table:style-name="Table3.A1" office:value-type="string">
            <text:p text:style-name="Table_20_Contents">8</text:p>
          </table:table-cell>
        </table:table-row>
        <table:table-row>
          <table:table-cell table:style-name="Table3.A1" office:value-type="string">
            <text:p text:style-name="Table_20_Contents">Other relative</text:p>
          </table:table-cell>
          <table:table-cell table:style-name="Table3.A1" office:value-type="string">
            <text:p text:style-name="Table_20_Contents">9</text:p>
          </table:table-cell>
        </table:table-row>
        <table:table-row>
          <table:table-cell table:style-name="Table3.A1" office:value-type="string">
            <text:p text:style-name="Table_20_Contents">education institution</text:p>
          </table:table-cell>
          <table:table-cell table:style-name="Table3.A1" office:value-type="string">
            <text:p text:style-name="Table_20_Contents">10</text:p>
          </table:table-cell>
        </table:table-row>
        <table:table-row>
          <table:table-cell table:style-name="Table3.A1" office:value-type="string">
            <text:p text:style-name="Table_20_Contents">[to question 7]</text:p>
          </table:table-cell>
          <table:table-cell table:style-name="Table3.A1" office:value-type="string">
    </table:table-cell>
        </table:table-row>
      </table:table>
      <text:p text:style-name="Horizontal_20_Line"/>
      <text:list text:style-name="L2">
        <text:list-item>
          <text:p text:style-name="P2">Choose the first of these people. Let it be someone who brought the bigger part of income into your family. Who was that?</text:p>
        </text:list-item>
      </text:list>
      <table:table table:name="Table4" table:style-name="Table4">
        <table:table-column table:style-name="Table4.A"/>
        <table:table-column table:style-name="Table4.B"/>
        <table:table-row>
          <table:table-cell table:style-name="Table4.A1" office:value-type="string">
            <text:p text:style-name="Table_20_Contents"><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able:table-cell>
          <table:table-cell table:style-name="Table4.A1" office:value-type="string">
    </table:table-cell>
        </table:table-row>
      </table:table>
      <text:p text:style-name="Horizontal_20_Line"/>
      <text:list text:style-name="L3">
        <text:list-item>
          <text:p text:style-name="P3">What was this person’s occupation most of his or her working time? Characterize your profession and occupational position in the most detailed way.</text:p>
        </text:list-item>
      </text:list>
      <table:table table:name="Table5" table:style-name="Table5">
        <table:table-column table:style-name="Table5.A"/>
        <table:table-column table:style-name="Table5.B"/>
        <table:table-row>
          <table:table-cell table:style-name="Table5.A1" office:value-type="string">
            <text:p text:style-name="Table_20_Contents">hard to say</text:p>
          </table:table-cell>
          <table:table-cell table:style-name="Table5.A1" office:value-type="string">
            <text:p text:style-name="Table_20_Contents">000</text:p>
          </table:table-cell>
        </table:table-row>
      </table:table>
      <text:p text:style-name="Horizontal_20_Line"/>
      <text:list text:style-name="L4">
        <text:list-item>
          <text:p text:style-name="P4">What was his or her occupation’s branch of economy?</text:p>
        </text:list-item>
      </text:list>
      <table:table table:name="Table6" table:style-name="Table6">
        <table:table-column table:style-name="Table6.A"/>
        <table:table-column table:style-name="Table6.B"/>
        <table:table-row>
          <table:table-cell table:style-name="Table6.A1" office:value-type="string">
            <text:p text:style-name="Table_20_Contents">Extraction industry , for instance coal mining or oil extraction</text:p>
          </table:table-cell>
          <table:table-cell table:style-name="Table6.A1" office:value-type="string">
            <text:p text:style-name="Table_20_Contents">1</text:p>
          </table:table-cell>
        </table:table-row>
        <table:table-row>
          <table:table-cell table:style-name="Table6.A1" office:value-type="string">
            <text:p text:style-name="Table_20_Contents">Processing industry, for instance machine building</text:p>
          </table:table-cell>
          <table:table-cell table:style-name="Table6.A1" office:value-type="string">
            <text:p text:style-name="Table_20_Contents">2</text:p>
          </table:table-cell>
        </table:table-row>
        <table:table-row>
          <table:table-cell table:style-name="Table6.A1" office:value-type="string">
            <text:p text:style-name="Table_20_Contents">Power production, for instance power station</text:p>
          </table:table-cell>
          <table:table-cell table:style-name="Table6.A1" office:value-type="string">
            <text:p text:style-name="Table_20_Contents">3</text:p>
          </table:table-cell>
        </table:table-row>
        <table:table-row>
          <table:table-cell table:style-name="Table6.A1" office:value-type="string">
            <text:p text:style-name="Table_20_Contents">Transportation for instance railway or air carrier</text:p>
          </table:table-cell>
          <table:table-cell table:style-name="Table6.A1" office:value-type="string">
            <text:p text:style-name="Table_20_Contents">4</text:p>
          </table:table-cell>
        </table:table-row>
        <table:table-row>
          <table:table-cell table:style-name="Table6.A1" office:value-type="string">
            <text:p text:style-name="Table_20_Contents">Communication, for instance post office, or telephone station</text:p>
          </table:table-cell>
          <table:table-cell table:style-name="Table6.A1" office:value-type="string">
            <text:p text:style-name="Table_20_Contents">5</text:p>
          </table:table-cell>
        </table:table-row>
        <table:table-row>
          <table:table-cell table:style-name="Table6.A1" office:value-type="string">
            <text:p text:style-name="Table_20_Contents">Construction</text:p>
          </table:table-cell>
          <table:table-cell table:style-name="Table6.A1" office:value-type="string">
            <text:p text:style-name="Table_20_Contents">6</text:p>
          </table:table-cell>
        </table:table-row>
        <table:table-row>
          <table:table-cell table:style-name="Table6.A1" office:value-type="string">
            <text:p text:style-name="Table_20_Contents">Agriculture, for instance a kolhoz or an agricultural cooperative</text:p>
          </table:table-cell>
          <table:table-cell table:style-name="Table6.A1" office:value-type="string">
            <text:p text:style-name="Table_20_Contents">7</text:p>
          </table:table-cell>
        </table:table-row>
        <table:table-row>
          <table:table-cell table:style-name="Table6.A1" office:value-type="string">
            <text:p text:style-name="Table_20_Contents">Forestry, for instance forest industrial enterprise</text:p>
          </table:table-cell>
          <table:table-cell table:style-name="Table6.A1" office:value-type="string">
            <text:p text:style-name="Table_20_Contents">8</text:p>
          </table:table-cell>
        </table:table-row>
        <table:table-row>
          <table:table-cell table:style-name="Table6.A1" office:value-type="string">
            <text:p text:style-name="Table_20_Contents">Finances, credit or insurance, for instance banking</text:p>
          </table:table-cell>
          <table:table-cell table:style-name="Table6.A1" office:value-type="string">
            <text:p text:style-name="Table_20_Contents">9</text:p>
          </table:table-cell>
        </table:table-row>
        <table:table-row>
          <table:table-cell table:style-name="Table6.A1" office:value-type="string">
            <text:p text:style-name="Table_20_Contents">Trade including wholesale or retail</text:p>
          </table:table-cell>
          <table:table-cell table:style-name="Table6.A1" office:value-type="string">
            <text:p text:style-name="Table_20_Contents">10</text:p>
          </table:table-cell>
        </table:table-row>
        <table:table-row>
          <table:table-cell table:style-name="Table6.A1" office:value-type="string">
            <text:p text:style-name="Table_20_Contents">Services, for instance laundery, repairs</text:p>
          </table:table-cell>
          <table:table-cell table:style-name="Table6.A1" office:value-type="string">
            <text:p text:style-name="Table_20_Contents">11</text:p>
          </table:table-cell>
        </table:table-row>
        <table:table-row>
          <table:table-cell table:style-name="Table6.A1" office:value-type="string">
            <text:p text:style-name="Table_20_Contents">Communal services, for instance lLocal service office</text:p>
          </table:table-cell>
          <table:table-cell table:style-name="Table6.A1" office:value-type="string">
            <text:p text:style-name="Table_20_Contents">12</text:p>
          </table:table-cell>
        </table:table-row>
        <table:table-row>
          <table:table-cell table:style-name="Table6.A1" office:value-type="string">
            <text:p text:style-name="Table_20_Contents">Education, for instance a school or an institute</text:p>
          </table:table-cell>
          <table:table-cell table:style-name="Table6.A1" office:value-type="string">
            <text:p text:style-name="Table_20_Contents">13</text:p>
          </table:table-cell>
        </table:table-row>
        <table:table-row>
          <table:table-cell table:style-name="Table6.A1" office:value-type="string">
            <text:p text:style-name="Table_20_Contents">Health care, for instance a clinic or a hospital</text:p>
          </table:table-cell>
          <table:table-cell table:style-name="Table6.A1" office:value-type="string">
            <text:p text:style-name="Table_20_Contents">14</text:p>
          </table:table-cell>
        </table:table-row>
        <table:table-row>
          <table:table-cell table:style-name="Table6.A1" office:value-type="string">
            <text:p text:style-name="Table_20_Contents">Science or scientific logistics, for instance a scientific institute</text:p>
          </table:table-cell>
          <table:table-cell table:style-name="Table6.A1" office:value-type="string">
            <text:p text:style-name="Table_20_Contents">15</text:p>
          </table:table-cell>
        </table:table-row>
        <table:table-row>
          <table:table-cell table:style-name="Table6.A1" office:value-type="string">
            <text:p text:style-name="Table_20_Contents">Culture or leisure provision, for instance a library or a movie house</text:p>
          </table:table-cell>
          <table:table-cell table:style-name="Table6.A1" office:value-type="string">
            <text:p text:style-name="Table_20_Contents">16</text:p>
          </table:table-cell>
        </table:table-row>
        <table:table-row>
          <table:table-cell table:style-name="Table6.A1" office:value-type="string">
            <text:p text:style-name="Table_20_Contents">Mass media, for instance a newspapaer or a radio</text:p>
          </table:table-cell>
          <table:table-cell table:style-name="Table6.A1" office:value-type="string">
            <text:p text:style-name="Table_20_Contents">17</text:p>
          </table:table-cell>
        </table:table-row>
        <table:table-row>
          <table:table-cell table:style-name="Table6.A1" office:value-type="string">
            <text:p text:style-name="Table_20_Contents">State or municipal offices</text:p>
          </table:table-cell>
          <table:table-cell table:style-name="Table6.A1" office:value-type="string">
            <text:p text:style-name="Table_20_Contents">18</text:p>
          </table:table-cell>
        </table:table-row>
        <table:table-row>
          <table:table-cell table:style-name="Table6.A1" office:value-type="string">
            <text:p text:style-name="Table_20_Contents">Public organization, for instance trade unions</text:p>
          </table:table-cell>
          <table:table-cell table:style-name="Table6.A1" office:value-type="string">
            <text:p text:style-name="Table_20_Contents">19</text:p>
          </table:table-cell>
        </table:table-row>
        <table:table-row>
          <table:table-cell table:style-name="Table6.A1" office:value-type="string">
            <text:p text:style-name="Table_20_Contents">Army or law enforcement</text:p>
          </table:table-cell>
          <table:table-cell table:style-name="Table6.A1" office:value-type="string">
            <text:p text:style-name="Table_20_Contents">20</text:p>
          </table:table-cell>
        </table:table-row>
        <table:table-row>
          <table:table-cell table:style-name="Table6.A1" office:value-type="string">
            <text:p text:style-name="Table_20_Contents">Other</text:p>
          </table:table-cell>
          <table:table-cell table:style-name="Table6.A1" office:value-type="string">
            <text:p text:style-name="Table_20_Contents">21</text:p>
          </table:table-cell>
        </table:table-row>
        <table:table-row>
          <table:table-cell table:style-name="Table6.A1" office:value-type="string">
            <text:p text:style-name="Table_20_Contents">[Interviwer! if the respondent named chose only one breadwinner, go to question 7]</text:p>
          </table:table-cell>
          <table:table-cell table:style-name="Table6.A1" office:value-type="string">
    </table:table-cell>
        </table:table-row>
      </table:table>
      <text:p text:style-name="Horizontal_20_Line"/>
      <text:list text:style-name="L5">
        <text:list-item>
          <text:p text:style-name="P5">And now choose the second person that you listed.</text:p>
        </text:list-item>
      </text:list>
      <table:table table:name="Table7" table:style-name="Table7">
        <table:table-column table:style-name="Table7.A"/>
        <table:table-column table:style-name="Table7.B"/>
        <table:table-row>
          <table:table-cell table:style-name="Table7.A1" office:value-type="string">
            <text:p text:style-name="Table_20_Contents">[interviewer! choose the relevant figure from the list above and place it in the box]</text:p>
          </table:table-cell>
          <table:table-cell table:style-name="Table7.A1" office:value-type="string">
    </table:table-cell>
        </table:table-row>
      </table:table>
      <text:p text:style-name="Horizontal_20_Line"/>
      <text:p text:style-name="First_20_paragraph">6A.What was/is your father’s educational level?</text:p>
      <table:table table:name="Table8" table:style-name="Table8">
        <table:table-column table:style-name="Table8.A"/>
        <table:table-column table:style-name="Table8.B"/>
        <table:table-row>
          <table:table-cell table:style-name="Table8.A1" office:value-type="string">
            <text:p text:style-name="Table_20_Contents">Primary, less than 8 grades</text:p>
          </table:table-cell>
          <table:table-cell table:style-name="Table8.A1" office:value-type="string">
            <text:p text:style-name="Table_20_Contents">1</text:p>
          </table:table-cell>
        </table:table-row>
        <table:table-row>
          <table:table-cell table:style-name="Table8.A1" office:value-type="string">
            <text:p text:style-name="Table_20_Contents">Unfinished secondary</text:p>
          </table:table-cell>
          <table:table-cell table:style-name="Table8.A1" office:value-type="string">
            <text:p text:style-name="Table_20_Contents">2</text:p>
          </table:table-cell>
        </table:table-row>
        <table:table-row>
          <table:table-cell table:style-name="Table8.A1" office:value-type="string">
            <text:p text:style-name="Table_20_Contents">General secondary</text:p>
          </table:table-cell>
          <table:table-cell table:style-name="Table8.A1" office:value-type="string">
            <text:p text:style-name="Table_20_Contents">3</text:p>
          </table:table-cell>
        </table:table-row>
        <table:table-row>
          <table:table-cell table:style-name="Table8.A1" office:value-type="string">
            <text:p text:style-name="Table_20_Contents">Secondary special (vocational school)</text:p>
          </table:table-cell>
          <table:table-cell table:style-name="Table8.A1" office:value-type="string">
            <text:p text:style-name="Table_20_Contents">4</text:p>
          </table:table-cell>
        </table:table-row>
        <table:table-row>
          <table:table-cell table:style-name="Table8.A1" office:value-type="string">
            <text:p text:style-name="Table_20_Contents">Secondary technical (technicum)</text:p>
          </table:table-cell>
          <table:table-cell table:style-name="Table8.A1" office:value-type="string">
            <text:p text:style-name="Table_20_Contents">5</text:p>
          </table:table-cell>
        </table:table-row>
        <table:table-row>
          <table:table-cell table:style-name="Table8.A1" office:value-type="string">
            <text:p text:style-name="Table_20_Contents">Unfinished higher (no less than 3 years of university or institute)</text:p>
          </table:table-cell>
          <table:table-cell table:style-name="Table8.A1" office:value-type="string">
            <text:p text:style-name="Table_20_Contents">6</text:p>
          </table:table-cell>
        </table:table-row>
        <table:table-row>
          <table:table-cell table:style-name="Table8.A1" office:value-type="string">
            <text:p text:style-name="Table_20_Contents">Higher</text:p>
          </table:table-cell>
          <table:table-cell table:style-name="Table8.A1" office:value-type="string">
            <text:p text:style-name="Table_20_Contents">7</text:p>
          </table:table-cell>
        </table:table-row>
        <table:table-row>
          <table:table-cell table:style-name="Table8.A1" office:value-type="string">
            <text:p text:style-name="Table_20_Contents">Higher scientific (graduate course)</text:p>
          </table:table-cell>
          <table:table-cell table:style-name="Table8.A1" office:value-type="string">
            <text:p text:style-name="Table_20_Contents">8</text:p>
          </table:table-cell>
        </table:table-row>
        <table:table-row>
          <table:table-cell table:style-name="Table8.A1" office:value-type="string">
            <text:p text:style-name="Table_20_Contents">Scientific degree</text:p>
          </table:table-cell>
          <table:table-cell table:style-name="Table8.A1" office:value-type="string">
            <text:p text:style-name="Table_20_Contents">9</text:p>
          </table:table-cell>
        </table:table-row>
      </table:table>
      <text:p text:style-name="Horizontal_20_Line"/>
      <text:p text:style-name="First_20_paragraph">6B. What was/is your mothers’ educational level?</text:p>
      <table:table table:name="Table9" table:style-name="Table9">
        <table:table-column table:style-name="Table9.A"/>
        <table:table-column table:style-name="Table9.B"/>
        <table:table-row>
          <table:table-cell table:style-name="Table9.A1" office:value-type="string">
            <text:p text:style-name="Table_20_Contents">Primary, less than 8 grades</text:p>
          </table:table-cell>
          <table:table-cell table:style-name="Table9.A1" office:value-type="string">
            <text:p text:style-name="Table_20_Contents">1</text:p>
          </table:table-cell>
        </table:table-row>
        <table:table-row>
          <table:table-cell table:style-name="Table9.A1" office:value-type="string">
            <text:p text:style-name="Table_20_Contents">Unfinished secondary</text:p>
          </table:table-cell>
          <table:table-cell table:style-name="Table9.A1" office:value-type="string">
            <text:p text:style-name="Table_20_Contents">2</text:p>
          </table:table-cell>
        </table:table-row>
        <table:table-row>
          <table:table-cell table:style-name="Table9.A1" office:value-type="string">
            <text:p text:style-name="Table_20_Contents">General secondary</text:p>
          </table:table-cell>
          <table:table-cell table:style-name="Table9.A1" office:value-type="string">
            <text:p text:style-name="Table_20_Contents">3</text:p>
          </table:table-cell>
        </table:table-row>
        <table:table-row>
          <table:table-cell table:style-name="Table9.A1" office:value-type="string">
            <text:p text:style-name="Table_20_Contents">Secondary special (vocational school)</text:p>
          </table:table-cell>
          <table:table-cell table:style-name="Table9.A1" office:value-type="string">
            <text:p text:style-name="Table_20_Contents">4</text:p>
          </table:table-cell>
        </table:table-row>
        <table:table-row>
          <table:table-cell table:style-name="Table9.A1" office:value-type="string">
            <text:p text:style-name="Table_20_Contents">Secondary technical (technicum)</text:p>
          </table:table-cell>
          <table:table-cell table:style-name="Table9.A1" office:value-type="string">
            <text:p text:style-name="Table_20_Contents">5</text:p>
          </table:table-cell>
        </table:table-row>
        <table:table-row>
          <table:table-cell table:style-name="Table9.A1" office:value-type="string">
            <text:p text:style-name="Table_20_Contents">Unfinished higher (no less than 3 years of university or institute)</text:p>
          </table:table-cell>
          <table:table-cell table:style-name="Table9.A1" office:value-type="string">
            <text:p text:style-name="Table_20_Contents">6</text:p>
          </table:table-cell>
        </table:table-row>
        <table:table-row>
          <table:table-cell table:style-name="Table9.A1" office:value-type="string">
            <text:p text:style-name="Table_20_Contents">Higher</text:p>
          </table:table-cell>
          <table:table-cell table:style-name="Table9.A1" office:value-type="string">
            <text:p text:style-name="Table_20_Contents">7</text:p>
          </table:table-cell>
        </table:table-row>
        <table:table-row>
          <table:table-cell table:style-name="Table9.A1" office:value-type="string">
            <text:p text:style-name="Table_20_Contents">Higher scientific (graduate course)</text:p>
          </table:table-cell>
          <table:table-cell table:style-name="Table9.A1" office:value-type="string">
            <text:p text:style-name="Table_20_Contents">8</text:p>
          </table:table-cell>
        </table:table-row>
        <table:table-row>
          <table:table-cell table:style-name="Table9.A1" office:value-type="string">
            <text:p text:style-name="Table_20_Contents">Scientific degree</text:p>
          </table:table-cell>
          <table:table-cell table:style-name="Table9.A1" office:value-type="string">
            <text:p text:style-name="Table_20_Contents">9</text:p>
          </table:table-cell>
        </table:table-row>
      </table:table>
      <text:h text:style-name="Heading_20_1" text:outline-level="1">b. employment</text:h>
      <text:list text:style-name="L6">
        <text:list-item>
          <text:p text:style-name="P6">Are you employed at present?</text:p>
        </text:list-item>
      </text:list>
      <table:table table:name="Table10" table:style-name="Table10">
        <table:table-column table:style-name="Table10.A"/>
        <table:table-column table:style-name="Table10.B"/>
        <table:table-row>
          <table:table-cell table:style-name="Table10.A1" office:value-type="string">
            <text:p text:style-name="Table_20_Contents">Yes</text:p>
          </table:table-cell>
          <table:table-cell table:style-name="Table10.A1" office:value-type="string">
            <text:p text:style-name="Table_20_Contents">1 [go to question 13]</text:p>
          </table:table-cell>
        </table:table-row>
        <table:table-row>
          <table:table-cell table:style-name="Table10.A1" office:value-type="string">
            <text:p text:style-name="Table_20_Contents">No</text:p>
          </table:table-cell>
          <table:table-cell table:style-name="Table10.A1" office:value-type="string">
            <text:p text:style-name="Table_20_Contents">2 [go to question 12]</text:p>
          </table:table-cell>
        </table:table-row>
      </table:table>
      <text:p text:style-name="Horizontal_20_Line"/>
      <text:list text:style-name="L7">
        <text:list-item>
          <text:p text:style-name="P7">Why are you not employed now?</text:p>
        </text:list-item>
      </text:list>
      <table:table table:name="Table11" table:style-name="Table11">
        <table:table-column table:style-name="Table11.A"/>
        <table:table-column table:style-name="Table11.B"/>
        <table:table-row>
          <table:table-cell table:style-name="Table11.A1" office:value-type="string">
            <text:p text:style-name="Table_20_Contents">Retired because of age, or work duration</text:p>
          </table:table-cell>
          <table:table-cell table:style-name="Table11.A1" office:value-type="string">
            <text:p text:style-name="Table_20_Contents">1 [go to question 46]</text:p>
          </table:table-cell>
        </table:table-row>
        <table:table-row>
          <table:table-cell table:style-name="Table11.A1" office:value-type="string">
            <text:p text:style-name="Table_20_Contents">Retired because of invalid status</text:p>
          </table:table-cell>
          <table:table-cell table:style-name="Table11.A1" office:value-type="string">
            <text:p text:style-name="Table_20_Contents">2 [go to question 46]</text:p>
          </table:table-cell>
        </table:table-row>
        <table:table-row>
          <table:table-cell table:style-name="Table11.A1" office:value-type="string">
            <text:p text:style-name="Table_20_Contents">Maternity leave</text:p>
          </table:table-cell>
          <table:table-cell table:style-name="Table11.A1" office:value-type="string">
            <text:p text:style-name="Table_20_Contents">3 [go to question 46]</text:p>
          </table:table-cell>
        </table:table-row>
        <table:table-row>
          <table:table-cell table:style-name="Table11.A1" office:value-type="string">
            <text:p text:style-name="Table_20_Contents">Long leave without salary payments</text:p>
          </table:table-cell>
          <table:table-cell table:style-name="Table11.A1" office:value-type="string">
            <text:p text:style-name="Table_20_Contents">4 [go to question 46]</text:p>
          </table:table-cell>
        </table:table-row>
        <table:table-row>
          <table:table-cell table:style-name="Table11.A1" office:value-type="string">
            <text:p text:style-name="Table_20_Contents">Unemployed</text:p>
          </table:table-cell>
          <table:table-cell table:style-name="Table11.A1" office:value-type="string">
            <text:p text:style-name="Table_20_Contents">5 [go to question 46]</text:p>
          </table:table-cell>
        </table:table-row>
        <table:table-row>
          <table:table-cell table:style-name="Table11.A1" office:value-type="string">
            <text:p text:style-name="Table_20_Contents">Housewife</text:p>
          </table:table-cell>
          <table:table-cell table:style-name="Table11.A1" office:value-type="string">
            <text:p text:style-name="Table_20_Contents">6 [go to question 46]</text:p>
          </table:table-cell>
        </table:table-row>
        <table:table-row>
          <table:table-cell table:style-name="Table11.A1" office:value-type="string">
            <text:p text:style-name="Table_20_Contents">Student</text:p>
          </table:table-cell>
          <table:table-cell table:style-name="Table11.A1" office:value-type="string">
            <text:p text:style-name="Table_20_Contents">7 [go to question 46]</text:p>
          </table:table-cell>
        </table:table-row>
        <table:table-row>
          <table:table-cell table:style-name="Table11.A1" office:value-type="string">
            <text:p text:style-name="Table_20_Contents">Other reason</text:p>
          </table:table-cell>
          <table:table-cell table:style-name="Table11.A1" office:value-type="string">
            <text:p text:style-name="Table_20_Contents">9 [go to question 46]</text:p>
          </table:table-cell>
        </table:table-row>
      </table:table>
      <text:p text:style-name="Horizontal_20_Line"/>
      <text:list text:style-name="L8">
        <text:list-item>
          <text:p text:style-name="P8">What is your way of employment? Do you work in an organization or are you self-employed?</text:p>
        </text:list-item>
      </text:list>
      <table:table table:name="Table12" table:style-name="Table12">
        <table:table-column table:style-name="Table12.A"/>
        <table:table-column table:style-name="Table12.B"/>
        <table:table-row>
          <table:table-cell table:style-name="Table12.A1" office:value-type="string">
            <text:p text:style-name="Table_20_Contents">Work in an organization</text:p>
          </table:table-cell>
          <table:table-cell table:style-name="Table12.A1" office:value-type="string">
            <text:p text:style-name="Table_20_Contents">1</text:p>
          </table:table-cell>
        </table:table-row>
        <table:table-row>
          <table:table-cell table:style-name="Table12.A1" office:value-type="string">
            <text:p text:style-name="Table_20_Contents">Self-employed</text:p>
          </table:table-cell>
          <table:table-cell table:style-name="Table12.A1" office:value-type="string">
            <text:p text:style-name="Table_20_Contents">2 -siirtymä</text:p>
          </table:table-cell>
        </table:table-row>
      </table:table>
      <text:p text:style-name="Horizontal_20_Line"/>
      <text:list text:style-name="L9">
        <text:list-item>
          <text:p text:style-name="P9">What is your main occupation at present? Characterize in a most detailed form your specialty and work position.</text:p>
        </text:list-item>
      </text:list>
      <table:table table:name="Table13" table:style-name="Table13">
        <table:table-column table:style-name="Table13.A"/>
        <table:table-column table:style-name="Table13.B"/>
        <table:table-row>
          <table:table-cell table:style-name="Table13.A1" office:value-type="string">
    </table:table-cell>
          <table:table-cell table:style-name="Table13.A1" office:value-type="string">
    </table:table-cell>
        </table:table-row>
      </table:table>
      <text:p text:style-name="Horizontal_20_Line"/>
      <text:list text:style-name="L10">
        <text:list-item>
          <text:p text:style-name="P10">What is your branch of economy?</text:p>
        </text:list-item>
      </text:list>
      <table:table table:name="Table14" table:style-name="Table14">
        <table:table-column table:style-name="Table14.A"/>
        <table:table-column table:style-name="Table14.B"/>
        <table:table-row>
          <table:table-cell table:style-name="Table14.A1" office:value-type="string">
            <text:p text:style-name="Table_20_Contents">Extraction industry , for instance coal mining or oil extraction</text:p>
          </table:table-cell>
          <table:table-cell table:style-name="Table14.A1" office:value-type="string">
            <text:p text:style-name="Table_20_Contents">1</text:p>
          </table:table-cell>
        </table:table-row>
        <table:table-row>
          <table:table-cell table:style-name="Table14.A1" office:value-type="string">
            <text:p text:style-name="Table_20_Contents">Processing industry, for instance machine building</text:p>
          </table:table-cell>
          <table:table-cell table:style-name="Table14.A1" office:value-type="string">
            <text:p text:style-name="Table_20_Contents">2</text:p>
          </table:table-cell>
        </table:table-row>
        <table:table-row>
          <table:table-cell table:style-name="Table14.A1" office:value-type="string">
            <text:p text:style-name="Table_20_Contents">Power production, for instance power station</text:p>
          </table:table-cell>
          <table:table-cell table:style-name="Table14.A1" office:value-type="string">
            <text:p text:style-name="Table_20_Contents">3</text:p>
          </table:table-cell>
        </table:table-row>
        <table:table-row>
          <table:table-cell table:style-name="Table14.A1" office:value-type="string">
            <text:p text:style-name="Table_20_Contents">Transportation for instance railway or air carrier</text:p>
          </table:table-cell>
          <table:table-cell table:style-name="Table14.A1" office:value-type="string">
            <text:p text:style-name="Table_20_Contents">4</text:p>
          </table:table-cell>
        </table:table-row>
        <table:table-row>
          <table:table-cell table:style-name="Table14.A1" office:value-type="string">
            <text:p text:style-name="Table_20_Contents">Communication, for instance post office, or telephone station</text:p>
          </table:table-cell>
          <table:table-cell table:style-name="Table14.A1" office:value-type="string">
            <text:p text:style-name="Table_20_Contents">5</text:p>
          </table:table-cell>
        </table:table-row>
        <table:table-row>
          <table:table-cell table:style-name="Table14.A1" office:value-type="string">
            <text:p text:style-name="Table_20_Contents">Construction</text:p>
          </table:table-cell>
          <table:table-cell table:style-name="Table14.A1" office:value-type="string">
            <text:p text:style-name="Table_20_Contents">6</text:p>
          </table:table-cell>
        </table:table-row>
        <table:table-row>
          <table:table-cell table:style-name="Table14.A1" office:value-type="string">
            <text:p text:style-name="Table_20_Contents">Agriculture, for instance a kolkhoz or an agricultural cooperative</text:p>
          </table:table-cell>
          <table:table-cell table:style-name="Table14.A1" office:value-type="string">
            <text:p text:style-name="Table_20_Contents">7</text:p>
          </table:table-cell>
        </table:table-row>
        <table:table-row>
          <table:table-cell table:style-name="Table14.A1" office:value-type="string">
            <text:p text:style-name="Table_20_Contents">Forestry, for instance forest industrial enterprise</text:p>
          </table:table-cell>
          <table:table-cell table:style-name="Table14.A1" office:value-type="string">
            <text:p text:style-name="Table_20_Contents">8</text:p>
          </table:table-cell>
        </table:table-row>
        <table:table-row>
          <table:table-cell table:style-name="Table14.A1" office:value-type="string">
            <text:p text:style-name="Table_20_Contents">Finances, credit or insurance, for instance banking</text:p>
          </table:table-cell>
          <table:table-cell table:style-name="Table14.A1" office:value-type="string">
            <text:p text:style-name="Table_20_Contents">9</text:p>
          </table:table-cell>
        </table:table-row>
        <table:table-row>
          <table:table-cell table:style-name="Table14.A1" office:value-type="string">
            <text:p text:style-name="Table_20_Contents">Trade including wholesale or retail</text:p>
          </table:table-cell>
          <table:table-cell table:style-name="Table14.A1" office:value-type="string">
            <text:p text:style-name="Table_20_Contents">10</text:p>
          </table:table-cell>
        </table:table-row>
        <table:table-row>
          <table:table-cell table:style-name="Table14.A1" office:value-type="string">
            <text:p text:style-name="Table_20_Contents">Services, for instance laundry, repairs</text:p>
          </table:table-cell>
          <table:table-cell table:style-name="Table14.A1" office:value-type="string">
            <text:p text:style-name="Table_20_Contents">11</text:p>
          </table:table-cell>
        </table:table-row>
        <table:table-row>
          <table:table-cell table:style-name="Table14.A1" office:value-type="string">
            <text:p text:style-name="Table_20_Contents">Communal services, for instance local service office</text:p>
          </table:table-cell>
          <table:table-cell table:style-name="Table14.A1" office:value-type="string">
            <text:p text:style-name="Table_20_Contents">12</text:p>
          </table:table-cell>
        </table:table-row>
        <table:table-row>
          <table:table-cell table:style-name="Table14.A1" office:value-type="string">
            <text:p text:style-name="Table_20_Contents">Education, for instance a school or an institute</text:p>
          </table:table-cell>
          <table:table-cell table:style-name="Table14.A1" office:value-type="string">
            <text:p text:style-name="Table_20_Contents">13</text:p>
          </table:table-cell>
        </table:table-row>
        <table:table-row>
          <table:table-cell table:style-name="Table14.A1" office:value-type="string">
            <text:p text:style-name="Table_20_Contents">Health care, for instance a clinic or a hospital</text:p>
          </table:table-cell>
          <table:table-cell table:style-name="Table14.A1" office:value-type="string">
            <text:p text:style-name="Table_20_Contents">14</text:p>
          </table:table-cell>
        </table:table-row>
        <table:table-row>
          <table:table-cell table:style-name="Table14.A1" office:value-type="string">
            <text:p text:style-name="Table_20_Contents">Science or scientific logistics, for instance a scientific institute</text:p>
          </table:table-cell>
          <table:table-cell table:style-name="Table14.A1" office:value-type="string">
            <text:p text:style-name="Table_20_Contents">15</text:p>
          </table:table-cell>
        </table:table-row>
        <table:table-row>
          <table:table-cell table:style-name="Table14.A1" office:value-type="string">
            <text:p text:style-name="Table_20_Contents">Culture or leisure provision, for instance a library or a movie house</text:p>
          </table:table-cell>
          <table:table-cell table:style-name="Table14.A1" office:value-type="string">
            <text:p text:style-name="Table_20_Contents">16</text:p>
          </table:table-cell>
        </table:table-row>
        <table:table-row>
          <table:table-cell table:style-name="Table14.A1" office:value-type="string">
            <text:p text:style-name="Table_20_Contents">Mass media, for instance a newspaper or a radio</text:p>
          </table:table-cell>
          <table:table-cell table:style-name="Table14.A1" office:value-type="string">
            <text:p text:style-name="Table_20_Contents">17</text:p>
          </table:table-cell>
        </table:table-row>
        <table:table-row>
          <table:table-cell table:style-name="Table14.A1" office:value-type="string">
            <text:p text:style-name="Table_20_Contents">State or municipal offices</text:p>
          </table:table-cell>
          <table:table-cell table:style-name="Table14.A1" office:value-type="string">
            <text:p text:style-name="Table_20_Contents">18</text:p>
          </table:table-cell>
        </table:table-row>
        <table:table-row>
          <table:table-cell table:style-name="Table14.A1" office:value-type="string">
            <text:p text:style-name="Table_20_Contents">Public organization, for instance trade unions</text:p>
          </table:table-cell>
          <table:table-cell table:style-name="Table14.A1" office:value-type="string">
            <text:p text:style-name="Table_20_Contents">19</text:p>
          </table:table-cell>
        </table:table-row>
        <table:table-row>
          <table:table-cell table:style-name="Table14.A1" office:value-type="string">
            <text:p text:style-name="Table_20_Contents">Army or law enforcement</text:p>
          </table:table-cell>
          <table:table-cell table:style-name="Table14.A1" office:value-type="string">
            <text:p text:style-name="Table_20_Contents">20</text:p>
          </table:table-cell>
        </table:table-row>
        <table:table-row>
          <table:table-cell table:style-name="Table14.A1" office:value-type="string">
            <text:p text:style-name="Table_20_Contents">Other</text:p>
          </table:table-cell>
          <table:table-cell table:style-name="Table14.A1" office:value-type="string">
            <text:p text:style-name="Table_20_Contents">21</text:p>
          </table:table-cell>
        </table:table-row>
      </table:table>
      <text:p text:style-name="Horizontal_20_Line"/>
      <text:list text:style-name="L11">
        <text:list-item>
          <text:p text:style-name="P11">Is Your spouse employed at present?</text:p>
        </text:list-item>
      </text:list>
      <table:table table:name="Table15" table:style-name="Table15">
        <table:table-column table:style-name="Table15.A"/>
        <table:table-column table:style-name="Table15.B"/>
        <table:table-row>
          <table:table-cell table:style-name="Table15.A1" office:value-type="string">
            <text:p text:style-name="Table_20_Contents">Yes</text:p>
          </table:table-cell>
          <table:table-cell table:style-name="Table15.A1" office:value-type="string">
            <text:p text:style-name="Table_20_Contents">1</text:p>
          </table:table-cell>
        </table:table-row>
        <table:table-row>
          <table:table-cell table:style-name="Table15.A1" office:value-type="string">
            <text:p text:style-name="Table_20_Contents">No</text:p>
          </table:table-cell>
          <table:table-cell table:style-name="Table15.A1" office:value-type="string">
            <text:p text:style-name="Table_20_Contents">2</text:p>
          </table:table-cell>
        </table:table-row>
      </table:table>
      <text:p text:style-name="Horizontal_20_Line"/>
      <text:p text:style-name="First_20_paragraph">15A. What is his or her occupation’s branch of economy?</text:p>
      <table:table table:name="Table16" table:style-name="Table16">
        <table:table-column table:style-name="Table16.A"/>
        <table:table-column table:style-name="Table16.B"/>
        <table:table-row>
          <table:table-cell table:style-name="Table16.A1" office:value-type="string">
            <text:p text:style-name="Table_20_Contents">Extraction industry , for instance coal mining or oil extraction</text:p>
          </table:table-cell>
          <table:table-cell table:style-name="Table16.A1" office:value-type="string">
            <text:p text:style-name="Table_20_Contents">1</text:p>
          </table:table-cell>
        </table:table-row>
        <table:table-row>
          <table:table-cell table:style-name="Table16.A1" office:value-type="string">
            <text:p text:style-name="Table_20_Contents">Processing industry, for instance machine building</text:p>
          </table:table-cell>
          <table:table-cell table:style-name="Table16.A1" office:value-type="string">
            <text:p text:style-name="Table_20_Contents">2</text:p>
          </table:table-cell>
        </table:table-row>
        <table:table-row>
          <table:table-cell table:style-name="Table16.A1" office:value-type="string">
            <text:p text:style-name="Table_20_Contents">Power production, for instance power station</text:p>
          </table:table-cell>
          <table:table-cell table:style-name="Table16.A1" office:value-type="string">
            <text:p text:style-name="Table_20_Contents">3</text:p>
          </table:table-cell>
        </table:table-row>
        <table:table-row>
          <table:table-cell table:style-name="Table16.A1" office:value-type="string">
            <text:p text:style-name="Table_20_Contents">Transportation for instance railway or air carrier</text:p>
          </table:table-cell>
          <table:table-cell table:style-name="Table16.A1" office:value-type="string">
            <text:p text:style-name="Table_20_Contents">4</text:p>
          </table:table-cell>
        </table:table-row>
        <table:table-row>
          <table:table-cell table:style-name="Table16.A1" office:value-type="string">
            <text:p text:style-name="Table_20_Contents">Communication, for instance post office, or telephone station</text:p>
          </table:table-cell>
          <table:table-cell table:style-name="Table16.A1" office:value-type="string">
            <text:p text:style-name="Table_20_Contents">5</text:p>
          </table:table-cell>
        </table:table-row>
        <table:table-row>
          <table:table-cell table:style-name="Table16.A1" office:value-type="string">
            <text:p text:style-name="Table_20_Contents">Construction</text:p>
          </table:table-cell>
          <table:table-cell table:style-name="Table16.A1" office:value-type="string">
            <text:p text:style-name="Table_20_Contents">6</text:p>
          </table:table-cell>
        </table:table-row>
        <table:table-row>
          <table:table-cell table:style-name="Table16.A1" office:value-type="string">
            <text:p text:style-name="Table_20_Contents">Agriculture, for instance a kolkhoz or an agricultural cooperative</text:p>
          </table:table-cell>
          <table:table-cell table:style-name="Table16.A1" office:value-type="string">
            <text:p text:style-name="Table_20_Contents">7</text:p>
          </table:table-cell>
        </table:table-row>
        <table:table-row>
          <table:table-cell table:style-name="Table16.A1" office:value-type="string">
            <text:p text:style-name="Table_20_Contents">Forestry, for instance forest industrial enterprise</text:p>
          </table:table-cell>
          <table:table-cell table:style-name="Table16.A1" office:value-type="string">
            <text:p text:style-name="Table_20_Contents">8</text:p>
          </table:table-cell>
        </table:table-row>
        <table:table-row>
          <table:table-cell table:style-name="Table16.A1" office:value-type="string">
            <text:p text:style-name="Table_20_Contents">Finances, credit or insurance, for instance banking</text:p>
          </table:table-cell>
          <table:table-cell table:style-name="Table16.A1" office:value-type="string">
            <text:p text:style-name="Table_20_Contents">9</text:p>
          </table:table-cell>
        </table:table-row>
        <table:table-row>
          <table:table-cell table:style-name="Table16.A1" office:value-type="string">
            <text:p text:style-name="Table_20_Contents">Trade including wholesale or retail</text:p>
          </table:table-cell>
          <table:table-cell table:style-name="Table16.A1" office:value-type="string">
            <text:p text:style-name="Table_20_Contents">10</text:p>
          </table:table-cell>
        </table:table-row>
        <table:table-row>
          <table:table-cell table:style-name="Table16.A1" office:value-type="string">
            <text:p text:style-name="Table_20_Contents">Services, for instance laundry, repairs</text:p>
          </table:table-cell>
          <table:table-cell table:style-name="Table16.A1" office:value-type="string">
            <text:p text:style-name="Table_20_Contents">11</text:p>
          </table:table-cell>
        </table:table-row>
        <table:table-row>
          <table:table-cell table:style-name="Table16.A1" office:value-type="string">
            <text:p text:style-name="Table_20_Contents">Communal services, for instance local service office</text:p>
          </table:table-cell>
          <table:table-cell table:style-name="Table16.A1" office:value-type="string">
            <text:p text:style-name="Table_20_Contents">12</text:p>
          </table:table-cell>
        </table:table-row>
        <table:table-row>
          <table:table-cell table:style-name="Table16.A1" office:value-type="string">
            <text:p text:style-name="Table_20_Contents">Education, for instance a school or an institute</text:p>
          </table:table-cell>
          <table:table-cell table:style-name="Table16.A1" office:value-type="string">
            <text:p text:style-name="Table_20_Contents">13</text:p>
          </table:table-cell>
        </table:table-row>
        <table:table-row>
          <table:table-cell table:style-name="Table16.A1" office:value-type="string">
            <text:p text:style-name="Table_20_Contents">Health care, for instance a clinic or a hospital</text:p>
          </table:table-cell>
          <table:table-cell table:style-name="Table16.A1" office:value-type="string">
            <text:p text:style-name="Table_20_Contents">14</text:p>
          </table:table-cell>
        </table:table-row>
        <table:table-row>
          <table:table-cell table:style-name="Table16.A1" office:value-type="string">
            <text:p text:style-name="Table_20_Contents">Science or scientific logistics, for instance a scientific institute</text:p>
          </table:table-cell>
          <table:table-cell table:style-name="Table16.A1" office:value-type="string">
            <text:p text:style-name="Table_20_Contents">15</text:p>
          </table:table-cell>
        </table:table-row>
        <table:table-row>
          <table:table-cell table:style-name="Table16.A1" office:value-type="string">
            <text:p text:style-name="Table_20_Contents">Culture or leisure provision, for instance a library or a movie house</text:p>
          </table:table-cell>
          <table:table-cell table:style-name="Table16.A1" office:value-type="string">
            <text:p text:style-name="Table_20_Contents">16</text:p>
          </table:table-cell>
        </table:table-row>
        <table:table-row>
          <table:table-cell table:style-name="Table16.A1" office:value-type="string">
            <text:p text:style-name="Table_20_Contents">Mass media, for instance a newspaper or a radio</text:p>
          </table:table-cell>
          <table:table-cell table:style-name="Table16.A1" office:value-type="string">
            <text:p text:style-name="Table_20_Contents">17</text:p>
          </table:table-cell>
        </table:table-row>
        <table:table-row>
          <table:table-cell table:style-name="Table16.A1" office:value-type="string">
            <text:p text:style-name="Table_20_Contents">State or municipal offices</text:p>
          </table:table-cell>
          <table:table-cell table:style-name="Table16.A1" office:value-type="string">
            <text:p text:style-name="Table_20_Contents">18</text:p>
          </table:table-cell>
        </table:table-row>
        <table:table-row>
          <table:table-cell table:style-name="Table16.A1" office:value-type="string">
            <text:p text:style-name="Table_20_Contents">Public organization, for instance trade unions</text:p>
          </table:table-cell>
          <table:table-cell table:style-name="Table16.A1" office:value-type="string">
            <text:p text:style-name="Table_20_Contents">19</text:p>
          </table:table-cell>
        </table:table-row>
        <table:table-row>
          <table:table-cell table:style-name="Table16.A1" office:value-type="string">
            <text:p text:style-name="Table_20_Contents">Army or law enforcement</text:p>
          </table:table-cell>
          <table:table-cell table:style-name="Table16.A1" office:value-type="string">
            <text:p text:style-name="Table_20_Contents">20</text:p>
          </table:table-cell>
        </table:table-row>
        <table:table-row>
          <table:table-cell table:style-name="Table16.A1" office:value-type="string">
            <text:p text:style-name="Table_20_Contents">Other</text:p>
          </table:table-cell>
          <table:table-cell table:style-name="Table16.A1" office:value-type="string">
            <text:p text:style-name="Table_20_Contents">21</text:p>
          </table:table-cell>
        </table:table-row>
      </table:table>
      <text:list text:style-name="L12">
        <text:list-item>
          <text:p text:style-name="P12">What are you main obligations on the job?</text:p>
        </text:list-item>
      </text:list>
      <text:p text:style-name="First_20_paragraph"><text:span text:style-name="T38">Open-ended question, difficult to code and use. I would propose to drop it?</text:span></text:p>
      <text:p text:style-name="Horizontal_20_Line"/>
      <text:list text:style-name="L13">
        <text:list-item>
          <text:p text:style-name="P13">How did you get this job?</text:p>
        </text:list-item>
      </text:list>
      <text:p text:style-name="P14">onko relevantti kysymys?</text:p>
      <table:table table:name="Table17" table:style-name="Table17">
        <table:table-column table:style-name="Table17.A"/>
        <table:table-column table:style-name="Table17.B"/>
        <table:table-row>
          <table:table-cell table:style-name="Table17.A1" office:value-type="string">
            <text:p text:style-name="Table_20_Contents">Appointed by the higher-ups</text:p>
          </table:table-cell>
          <table:table-cell table:style-name="Table17.A1" office:value-type="string">
            <text:p text:style-name="Table_20_Contents">1</text:p>
          </table:table-cell>
        </table:table-row>
        <table:table-row>
          <table:table-cell table:style-name="Table17.A1" office:value-type="string">
            <text:p text:style-name="Table_20_Contents">Found through an employment agency</text:p>
          </table:table-cell>
          <table:table-cell table:style-name="Table17.A1" office:value-type="string">
            <text:p text:style-name="Table_20_Contents">2</text:p>
          </table:table-cell>
        </table:table-row>
        <table:table-row>
          <table:table-cell table:style-name="Table17.A1" office:value-type="string">
            <text:p text:style-name="Table_20_Contents">Offered services to various organizations</text:p>
          </table:table-cell>
          <table:table-cell table:style-name="Table17.A1" office:value-type="string">
            <text:p text:style-name="Table_20_Contents">3</text:p>
          </table:table-cell>
        </table:table-row>
        <table:table-row>
          <table:table-cell table:style-name="Table17.A1" office:value-type="string">
            <text:p text:style-name="Table_20_Contents">Relatives or friends helped me</text:p>
          </table:table-cell>
          <table:table-cell table:style-name="Table17.A1" office:value-type="string">
            <text:p text:style-name="Table_20_Contents">4</text:p>
          </table:table-cell>
        </table:table-row>
        <table:table-row>
          <table:table-cell table:style-name="Table17.A1" office:value-type="string">
            <text:p text:style-name="Table_20_Contents">Employer found me</text:p>
          </table:table-cell>
          <table:table-cell table:style-name="Table17.A1" office:value-type="string">
            <text:p text:style-name="Table_20_Contents">5</text:p>
          </table:table-cell>
        </table:table-row>
        <table:table-row>
          <table:table-cell table:style-name="Table17.A1" office:value-type="string">
            <text:p text:style-name="Table_20_Contents">Responded to an ad in a newspaper or a magazine</text:p>
          </table:table-cell>
          <table:table-cell table:style-name="Table17.A1" office:value-type="string">
            <text:p text:style-name="Table_20_Contents">6</text:p>
          </table:table-cell>
        </table:table-row>
        <table:table-row>
          <table:table-cell table:style-name="Table17.A1" office:value-type="string">
            <text:p text:style-name="Table_20_Contents">Created the job myself</text:p>
          </table:table-cell>
          <table:table-cell table:style-name="Table17.A1" office:value-type="string">
            <text:p text:style-name="Table_20_Contents">7</text:p>
          </table:table-cell>
        </table:table-row>
        <table:table-row>
          <table:table-cell table:style-name="Table17.A1" office:value-type="string">
            <text:p text:style-name="Table_20_Contents">Other way</text:p>
          </table:table-cell>
          <table:table-cell table:style-name="Table17.A1" office:value-type="string">
            <text:p text:style-name="Table_20_Contents">9</text:p>
          </table:table-cell>
        </table:table-row>
        <table:table-row>
          <table:table-cell table:style-name="Table17.A1" office:value-type="string">
            <text:p text:style-name="Table_20_Contents">Which one? Please, describe</text:p>
          </table:table-cell>
          <table:table-cell table:style-name="Table17.A1" office:value-type="string">
    </table:table-cell>
        </table:table-row>
        <table:table-row>
          <table:table-cell table:style-name="Table17.A1" office:value-type="string">
            <text:p text:style-name="Table_20_Contents">__________________</text:p>
          </table:table-cell>
          <table:table-cell table:style-name="Table17.A1" office:value-type="string">
    </table:table-cell>
        </table:table-row>
        <table:table-row>
          <table:table-cell table:style-name="Table17.A1" office:value-type="string">
            <text:p text:style-name="Table_20_Contents">__________________</text:p>
          </table:table-cell>
          <table:table-cell table:style-name="Table17.A1" office:value-type="string">
    </table:table-cell>
        </table:table-row>
      </table:table>
      <text:p text:style-name="Horizontal_20_Line"/>
      <text:list text:style-name="L14">
        <text:list-item>
          <text:p text:style-name="P15">What is you employment status? You are permanently employed, working on a contract, or temporarily on the basis of an oral agreement?</text:p>
        </text:list-item>
      </text:list>
      <table:table table:name="Table18" table:style-name="Table18">
        <table:table-column table:style-name="Table18.A"/>
        <table:table-column table:style-name="Table18.B"/>
        <table:table-row>
          <table:table-cell table:style-name="Table18.A1" office:value-type="string">
            <text:p text:style-name="Table_20_Contents">Permanently employed</text:p>
          </table:table-cell>
          <table:table-cell table:style-name="Table18.A1" office:value-type="string">
            <text:p text:style-name="Table_20_Contents">1</text:p>
          </table:table-cell>
        </table:table-row>
        <table:table-row>
          <table:table-cell table:style-name="Table18.A1" office:value-type="string">
            <text:p text:style-name="Table_20_Contents">Working on a contract</text:p>
          </table:table-cell>
          <table:table-cell table:style-name="Table18.A1" office:value-type="string">
            <text:p text:style-name="Table_20_Contents">2</text:p>
          </table:table-cell>
        </table:table-row>
        <table:table-row>
          <table:table-cell table:style-name="Table18.A1" office:value-type="string">
            <text:p text:style-name="Table_20_Contents">Oral agreement</text:p>
          </table:table-cell>
          <table:table-cell table:style-name="Table18.A1" office:value-type="string">
            <text:p text:style-name="Table_20_Contents">3</text:p>
          </table:table-cell>
        </table:table-row>
        <table:table-row>
          <table:table-cell table:style-name="Table18.A1" office:value-type="string">
            <text:p text:style-name="Table_20_Contents">One time job</text:p>
          </table:table-cell>
          <table:table-cell table:style-name="Table18.A1" office:value-type="string">
            <text:p text:style-name="Table_20_Contents">4</text:p>
          </table:table-cell>
        </table:table-row>
        <table:table-row>
          <table:table-cell table:style-name="Table18.A1" office:value-type="string">
            <text:p text:style-name="Table_20_Contents">not relevant</text:p>
          </table:table-cell>
          <table:table-cell table:style-name="Table18.A1" office:value-type="string">
            <text:p text:style-name="Table_20_Contents">9</text:p>
          </table:table-cell>
        </table:table-row>
        <table:table-row>
          <table:table-cell table:style-name="Table18.A1" office:value-type="string">
            <text:p text:style-name="Table_20_Contents">Hard to say</text:p>
          </table:table-cell>
          <table:table-cell table:style-name="Table18.A1" office:value-type="string">
            <text:p text:style-name="Table_20_Contents">9</text:p>
          </table:table-cell>
        </table:table-row>
      </table:table>
      <text:p text:style-name="Horizontal_20_Line"/>
      <text:list text:style-name="L15">
        <text:list-item>
          <text:p text:style-name="P16">Now a few words about the organizations where you are currently working. What kind of organization is it? A state, public, private-individual or joint stock company?</text:p>
        </text:list-item>
      </text:list>
      <table:table table:name="Table19" table:style-name="Table19">
        <table:table-column table:style-name="Table19.A"/>
        <table:table-column table:style-name="Table19.B"/>
        <table:table-row>
          <table:table-cell table:style-name="Table19.A1" office:value-type="string">
            <text:p text:style-name="Table_20_Contents">State</text:p>
          </table:table-cell>
          <table:table-cell table:style-name="Table19.A1" office:value-type="string">
            <text:p text:style-name="Table_20_Contents">1</text:p>
          </table:table-cell>
        </table:table-row>
        <table:table-row>
          <table:table-cell table:style-name="Table19.A1" office:value-type="string">
            <text:p text:style-name="Table_20_Contents">Private</text:p>
          </table:table-cell>
          <table:table-cell table:style-name="Table19.A1" office:value-type="string">
            <text:p text:style-name="Table_20_Contents">2</text:p>
          </table:table-cell>
        </table:table-row>
        <table:table-row>
          <table:table-cell table:style-name="Table19.A1" office:value-type="string">
            <text:p text:style-name="Table_20_Contents">Joint stock</text:p>
          </table:table-cell>
          <table:table-cell table:style-name="Table19.A1" office:value-type="string">
            <text:p text:style-name="Table_20_Contents">3</text:p>
          </table:table-cell>
        </table:table-row>
        <table:table-row>
          <table:table-cell table:style-name="Table19.A1" office:value-type="string">
            <text:p text:style-name="Table_20_Contents">Cooperative</text:p>
          </table:table-cell>
          <table:table-cell table:style-name="Table19.A1" office:value-type="string">
            <text:p text:style-name="Table_20_Contents">4</text:p>
          </table:table-cell>
        </table:table-row>
        <table:table-row>
          <table:table-cell table:style-name="Table19.A1" office:value-type="string">
            <text:p text:style-name="Table_20_Contents">Foreign company</text:p>
          </table:table-cell>
          <table:table-cell table:style-name="Table19.A1" office:value-type="string">
            <text:p text:style-name="Table_20_Contents">5</text:p>
          </table:table-cell>
        </table:table-row>
        <table:table-row>
          <table:table-cell table:style-name="Table19.A1" office:value-type="string">
            <text:p text:style-name="Table_20_Contents">Joint enterprise</text:p>
          </table:table-cell>
          <table:table-cell table:style-name="Table19.A1" office:value-type="string">
            <text:p text:style-name="Table_20_Contents">6</text:p>
          </table:table-cell>
        </table:table-row>
        <table:table-row>
          <table:table-cell table:style-name="Table19.A1" office:value-type="string">
            <text:p text:style-name="Table_20_Contents">Public</text:p>
          </table:table-cell>
          <table:table-cell table:style-name="Table19.A1" office:value-type="string">
            <text:p text:style-name="Table_20_Contents">7</text:p>
          </table:table-cell>
        </table:table-row>
        <table:table-row>
          <table:table-cell table:style-name="Table19.A1" office:value-type="string">
            <text:p text:style-name="Table_20_Contents">not relevant</text:p>
          </table:table-cell>
          <table:table-cell table:style-name="Table19.A1" office:value-type="string">
            <text:p text:style-name="Table_20_Contents">8</text:p>
          </table:table-cell>
        </table:table-row>
        <table:table-row>
          <table:table-cell table:style-name="Table19.A1" office:value-type="string">
            <text:p text:style-name="Table_20_Contents">Hard to say</text:p>
          </table:table-cell>
          <table:table-cell table:style-name="Table19.A1" office:value-type="string">
            <text:p text:style-name="Table_20_Contents">9</text:p>
          </table:table-cell>
        </table:table-row>
      </table:table>
      <text:p text:style-name="Horizontal_20_Line"/>
      <text:list text:style-name="L16">
        <text:list-item>
          <text:p text:style-name="P17">How many people does it employ including those who work all of its affiliations? If you cannot say exactly, just make a guess. | | | | --- | --- | | employees | | | hard to say | 000000 |</text:p>
        </text:list-item>
      </text:list>
      <text:h text:style-name="Heading_20_1" text:outline-level="1">FOR SELF-EMPLOYED (A new section)</text:h>
      <text:list text:style-name="L17">
        <text:list-item>
          <text:p text:style-name="P18">Why You prefer to be self-employed? | | | | --- | --- |</text:p>
        </text:list-item>
      </text:list>
      <text:p text:style-name="First_20_paragraph">Personal independence…………………….…… Freedom to choose time and place for work……. Chance to use my skills and abilities Better incomes Lack of alternative employment Good prospects for business</text:p>
      <text:list text:style-name="L18">
        <text:list-item>
          <text:p text:style-name="P19">How many persons work in Your enterprise, in addition to You?</text:p>
        </text:list-item>
      </text:list>
      <text:p text:style-name="First_20_paragraph">| |<text:line-break/>--- | --- |</text:p>
      <text:p text:style-name="Text_20_body">________________________________________ (or closed question: None, One, Two, …?) Alternatively: Hired workers are involved Relatives and friends are involved I work alone</text:p>
      <text:list text:style-name="L19">
        <text:list-item>
          <text:p text:style-name="P20">What are the biggest problems for Your enterprise?</text:p>
        </text:list-item>
      </text:list>
      <text:p text:style-name="First_20_paragraph">| |<text:line-break/>--- | --- |</text:p>
      <text:p text:style-name="Text_20_body">Lack of skills Lack of employees Difficulty to get financing Bureaucracy (problems with licensing and permits) Lack of demand Other, what?_____________</text:p>
      <text:list text:style-name="L20">
        <text:list-item>
          <text:p text:style-name="P21">Do you have a second job? –Is this relevant when there is no continuation as to industry of the job or other features?. | | | | --- | --- |</text:p>
          <text:p text:style-name="P21">Yes 1<text:line-break/>No 2</text:p>
        </text:list-item>
      </text:list>
      <text:h text:style-name="Heading_20_1" text:outline-level="1">C. Work autonomy</text:h>
      <text:list text:style-name="L21">
        <text:list-item>
          <text:p text:style-name="P22">Does your job allow you to independently decide what to do and how, implement your idea? Yes 1<text:line-break/> No 2<text:line-break/> hard to say 9<text:line-break/></text:p>
        </text:list-item>
        <text:list-item>
          <text:p text:style-name="P22">To what extent can you determine the nature of the product or a service that you produce? To a great extent 3 Partially yes, partially no 2 To a small extent 1 hard to say 9</text:p>
        </text:list-item>
        <text:list-item>
          <text:p text:style-name="P22">To what extent can you determine the pace and time of your work? To a great extent 3 Partially yes, partially no 2 To a small extent 1 Hard to say 9</text:p>
        </text:list-item>
        <text:list-item>
          <text:p text:style-name="P22">While doing your job, do you often get physically tired?</text:p>
          <text:p text:style-name="P22">Almost always 5 Often 4 Sometimes 3 Seldom 2 Never 1 Hard to say 9</text:p>
        </text:list-item>
        <text:list-item>
          <text:p text:style-name="P22">In your job, how often do you get mentally tired? Almost always 5 Often 4 Sometimes 3 Seldom 2 Never 1 Hard to say 9</text:p>
        </text:list-item>
        <text:list-item>
          <text:p text:style-name="P22">Who mainly takes the following decisions at your workplace? You, your higher-up, you and your higher-up together?</text:p>
        </text:list-item>
      </text:list>
      <text:p text:style-name="First_20_paragraph">I My higher-up Together Hard to say 1. When to come to work 1 2 3 9 2. When to leave work 1 2 3 9 3. When to take a one day paid leave 1 2 3 9 4. Which tasks to fulfill 1 2 3 9 5. When to slow the pace of work 1 2 3 9 6. When to take a summer leave 1 2 3 9</text:p>
      <text:h text:style-name="Heading_20_1" text:outline-level="1">D. decision-making</text:h>
      <text:list text:style-name="L22">
        <text:list-item>
          <text:p text:style-name="P23">To which of the following categories do you belong? Manager of other managers 1 [go to question 35] Manager of ordinary workers 2 [go to question 35] Ordinary worker 3 [go to question 36] Not applicable 9 [go to question 36]</text:p>
        </text:list-item>
        <text:list-item>
          <text:p text:style-name="P23">How many employees report to you directly? These are employees whose task is to fulfill your orders? I don’t find this as relevant or if we keep it, it should be closed (classified) question. ______________ persons</text:p>
        </text:list-item>
        <text:list-item>
          <text:p text:style-name="P23">Imagine a managerial ladder of six rungs? The highest rung is occupied by director of the enterprise; the lowest is occupied by an ordinary worker? Director 1 Lower than director, but higher than shop or department head 2 Shop or a big department head 3 Lower than the shop or department head, but higher than a supervisor 4 Lowest level of supervision 5 Ordinary worker 6 Not applicable 8 Hard to say 9</text:p>
        </text:list-item>
        <text:list-item>
          <text:p text:style-name="P23">Is it part of your main job responsibilities to allocate work tasks to other people? Yes 1 No 2</text:p>
        </text:list-item>
        <text:list-item>
          <text:p text:style-name="P23">Which of the following tasks are parts of your main job obligations?</text:p>
        </text:list-item>
      </text:list>
      <text:p text:style-name="First_20_paragraph">Yes No</text:p>
      <text:p text:style-name="Text_20_body">1.Determining work tasks for other people 1 2 2.Choice of materials or tools for other people 1 2 3.Determining pace of work for other people 1 2 4. Determining work time duration 1 2 5.Determining volume of work for others 1 2</text:p>
      <text:list text:style-name="L23">
        <text:list-item>
          <text:p text:style-name="P24">Can you influence the following decisions taken at your workplace?</text:p>
        </text:list-item>
      </text:list>
      <text:p text:style-name="First_20_paragraph">Yes No</text:p>
      <text:p text:style-name="Text_20_body">1.Salary increase or job promotion 1 2 2. Blocking salary increase or job promotion 1 2 3.Dismissal of other employees 1 2 4.Reprimanding other employees 1 2 5.Other kind of punishment or bonuses 1 2</text:p>
      <text:list text:style-name="L24">
        <text:list-item>
          <text:p text:style-name="P25">To what extent do participate in deciding the following matters related to other employees of your department or enterprise? Participate directly, participate in discussion, do not participate.</text:p>
        </text:list-item>
      </text:list>
      <text:p text:style-name="First_20_paragraph">Directly In discussion Do not participate Not applicable</text:p>
      <text:p text:style-name="Text_20_body">1.Hiring employees 3 2 1 9 2.Dismissal of employees 3 2 1 9 3.Determining work tasks 3 2 1 9 4.Choice of material for work 3 2 1 9 5.Determining the workload 3 2 1 9 6.Distribution of enterprise budget 3 2 1 9 7.Determining salaries 3 2 1 9 8.Imposing sanctions 3 2 1 9 9. Purchase of equipment 3 2 1 9 10.Change of assortment of goods or services produced by your enterprise 3 2 1 9 11.Decision to get a loan 3 2 1 9 12.Choice of partners 3 2 1 9</text:p>
      <text:p text:style-name="Text_20_body">35.Have you been unemployed in the past 12 months? Yes 1 No 2</text:p>
      <text:list text:style-name="L25">
        <text:list-item>
          <text:p text:style-name="P26">Have you been dismissed from a job in the last 12 months? Yes 1 No 2</text:p>
        </text:list-item>
        <text:list-item>
          <text:p text:style-name="P26">Have you been forced to work part time with a reduction of salary in the last 12 months? Yes 1 No 2</text:p>
        </text:list-item>
      </text:list>
      <text:p text:style-name="First_20_paragraph">[interviewer! the next question targets only those who answered “Yes” to one of the previous three questions. The rest go to question 45] 38. How did you manage to survive in these difficult circumstances? How did you provide for yourself and your family?</text:p>
      <text:p text:style-name="Text_20_body">Yes No</text:p>
      <text:p text:style-name="Text_20_body">1.I got a compensation or financial assistance form the employer 1 2 2.Took up petty trade 1 2 3.Got assistance from the state or local authorities 1 2 4.Did occasional jobs 1 2 5.Made some goods for sale 1 2 6.Lived off my savings 1 2 7.Got material assistance from my friends or relatives 1 2 8.Lived off my land plot 1 2 9.Other 1 2</text:p>
      <text:list text:style-name="L26">
        <text:list-item>
          <text:p text:style-name="P27">Is there a trade-union organization at your enterprise? Yes No</text:p>
        </text:list-item>
        <text:list-item>
          <text:p text:style-name="P27">Are you a member of a trade union? Yes 1 No 2</text:p>
        </text:list-item>
      </text:list>
      <text:p text:style-name="First_20_paragraph">39A. Many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 1. Trade-unions are important for the defending the interests of the employees 2. Trade-unions are important if they work as partners with the employers 3. Trade-unions should influence only to issues of work-conditions, but not wages 4. Trade-unions are just tools in the hands of the management 5. Trade-unions are not necessary in the modern world</text:p>
      <text:h text:style-name="Heading_20_1" text:outline-level="1">E. family and leisure</text:h>
      <text:list text:style-name="L27">
        <text:list-item>
          <text:p text:style-name="P28">What is your family status? Single 1 Married 2 Married by live separately 3 Lived in an unregistered union 4 Divorced 5 Widowed 6 Do not want to answer 8 Other 9 (What it might be??)</text:p>
        </text:list-item>
        <text:list-item>
          <text:p text:style-name="P28">Do you have children? Yes 1 [go to question 48] No 2 [go to question 49]</text:p>
        </text:list-item>
        <text:list-item>
          <text:p text:style-name="P28">How many children do you have? – better to have open-ended question here? One 1 Two 2 Three 3 Four 4 More than four 5</text:p>
        </text:list-item>
        <text:list-item>
          <text:p text:style-name="P28">How many members of your family lives under the same roof with you?</text:p>
        </text:list-item>
      </text:list>
      <text:p text:style-name="First_20_paragraph">persons</text:p>
      <text:list text:style-name="L28">
        <text:list-item>
          <text:p text:style-name="P29">What is the occupation of your spouse? Characterize her main job in as many details as possible Not necessary??</text:p>
          <text:p text:style-name="P30">single <text:s text:c="3"/>0000 <text:s text:c="3"/>[to go question 54]</text:p>
          <text:p text:style-name="P31">doens not work <text:s text:c="3"/>8888 <text:s text:c="3"/>[go to question 54]</text:p>
          <text:p text:style-name="P32">hard to say <text:s text:c="3"/>9999 <text:s text:c="3"/>[go to question 54]</text:p>
        </text:list-item>
        <text:list-item>
          <text:p text:style-name="P29">How often do you spend time on the following pastimes? Do it every day, every week, every month, three to six times a year, less frequently, never.</text:p>
        </text:list-item>
      </text:list>
      <text:p text:style-name="First_20_paragraph">Every day Every week Every month 3-6 times a year Less frequently Never Hard to say 1. Going to a concert 5 4 3 2 1 8 9 2. Going to a theater 5 4 3 2 1 8 9 3. Going to libraries 5 4 3 2 1 8 9 4. Going to a café, bar, pub 5 4 3 2 1 8 9 5. Visiting friends, receiving guests 5 4 3 2 1 8 9 6. Going to the cinema 5 4 3 2 1 8 9 7. Visiting restaurants 5 4 3 2 1 8 9 8. Taking up sports, training 5 4 3 2 1 8 9</text:p>
      <text:h text:style-name="Heading_20_1" text:outline-level="1">F.well-being</text:h>
      <text:p text:style-name="First_20_paragraph">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list text:style-name="L29">
        <text:list-item>
          <text:p text:style-name="P33">How important for your family are the following sources of income, means of subsistence? Use a five-point scale on which “one” means “not important” and “five” – “very important”. Very important</text:p>
        </text:list-item>
      </text:list>
      <text:p text:style-name="First_20_paragraph">Not important No such source hard to say</text:p>
      <text:p text:style-name="Text_20_body">1.Main job salary 5 4 3 2 1 8 9 2.Second job salary 5 4 3 2 1 8 9 3.Relatives’ assistance 5 4 3 2 1 8 9 4.Small scale trade 5 4 3 2 1 8 9 5.Pensions, other social subsidy 5 4 3 2 1 8 9 6.Letting an apartment or a summer cottage 5 4 3 2 1 8 9 7.Interest accumulated by a bank account 5 4 3 2 1 8 9 8.Savings 5 4 3 2 1 8 9 9.Philanthropy 5 4 3 2 1 8 9 10.Other 5 4 3 2 1 8 9 11. Household plot farming?</text:p>
      <text:p text:style-name="Text_20_body">46A. How is your work paid? Individual piece rate Collective piece rate Time wage Mixed form of payment Pay depends on sales or profits/commission</text:p>
      <text:p text:style-name="Text_20_body">46B. Do you get bonus? Yes No</text:p>
      <text:p text:style-name="Text_20_body">46C. On what does the bonus depend on? How well I personally work How well our work collective works The profitability of the enterprise Attitude of the management It is a fixed part of the payment</text:p>
      <text:list text:style-name="L30">
        <text:list-item>
          <text:p text:style-name="P34">What is your aggregate monthly income including income from all sources? Put it in rubles.</text:p>
        </text:list-item>
      </text:list>
      <text:p text:style-name="First_20_paragraph">rubles 48. What is your family’s aggregate monthly income from all sources? Put it in rubles.</text:p>
      <text:p text:style-name="Text_20_body">rubles</text:p>
      <text:list text:style-name="L31">
        <text:list-item>
          <text:p text:style-name="P35">What kind of state benefits or allowances do you get?</text:p>
        </text:list-item>
      </text:list>
      <text:p text:style-name="First_20_paragraph">Yes No</text:p>
      <text:p text:style-name="Text_20_body">1.Unemployment benefits 1 2<text:line-break/>2.Children support subsidy 1 2<text:line-break/>3.Communal payment rebate 1 2<text:line-break/>4.Allowance for the handicapped 1 2 5.Other 1 2</text:p>
      <text:p text:style-name="Text_20_body">50.Which of the following social benefits did you get at your workplace ten years ago?</text:p>
      <text:p text:style-name="Text_20_body">Yes No Hard to say Not applicable</text:p>
      <text:p text:style-name="Text_20_body">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list text:style-name="L32">
        <text:list-item>
          <text:p text:style-name="P36">Which of the following social benefits do you get at your workplace now?</text:p>
        </text:list-item>
      </text:list>
      <text:p text:style-name="First_20_paragraph">Yes No hard to say Not applicable</text:p>
      <text:p text:style-name="Text_20_body">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list text:style-name="L33">
        <text:list-item>
          <text:p text:style-name="P37">I shall read the characteristics of several groups. Tell me to which of them you belong. We cannot make ends meet. There is not enough money even for food 1</text:p>
        </text:list-item>
      </text:list>
      <text:p text:style-name="First_20_paragraph">We have money only for food, the purchase of clothes is a problem 2</text:p>
      <text:p text:style-name="Text_20_body">We are able to buy food. We can also buy clothes, if we stick to cheap kind. However, we have a problem when there is a need to buy durables such as a TV set or a refrigerator 3</text:p>
      <text:p text:style-name="Text_20_body">We have enough money for food. We can also buy good expensive clothes. If we save money, we can buy durables, but things that are really expensive such as a summer cottage or a car are beyond our means 4</text:p>
      <text:p text:style-name="Text_20_body">We can buy durables without any problems. If we save, we can buy an Inexpensive car or a modest summer home. However we do not have a chance to go for really expensive things such as a n apartment or a modern house. 5</text:p>
      <text:p text:style-name="Text_20_body">We have no material problems, we can buy whatever we want including real estate, an expensive car or an expensive tourist trip 6</text:p>
      <text:list text:style-name="L34">
        <text:list-item>
          <text:p text:style-name="P38">How did you well-being change since the year 2010? It significantly improved, somewhat improved, did not change, somewhat worsened, significantly worsened? Significantly improved 5 Improved 4 Did not change 3 Worsened 2 Significantly worsened 1 Not applicable 8 Hard to say 9</text:p>
        </text:list-item>
        <text:list-item>
          <text:p text:style-name="P38">How did you family’s following expenses change in 2014? They increased, decreased, stayed without change?</text:p>
        </text:list-item>
      </text:list>
      <text:p text:style-name="First_20_paragraph">Decreased No change Increased No such expense hard to say 1.Purchase of medical services, drugs 1 2 3 8 9 2.Food 1 2 3 8 9 3.Hobbies 1 2 3 8 9 4.Travel 1 2 3 8 9 5.Big buys such as real estate or a car 1 2 3 8 9 6.Small buys such as clothes 1 2 3 8 9 7.Children’s education 1 2 3 8 9 8.Communal payments 1 2 3 8 9 9.Tax payment 1 2 3 8 9</text:p>
      <text:list text:style-name="L35">
        <text:list-item>
          <text:p text:style-name="P39">What are your expectations? How would your well-being change in 2017? It will significantly improve, somewhat improve, will not change, somewhat worsen, significantly worsen? Significantly improve 5 Somewhat improve 4 Will not change 3 Somewhat worsen 2 Significantly worsen 1 Hard to say 9</text:p>
        </text:list-item>
        <text:list-item>
          <text:p text:style-name="P39">What are home conditions at the place where you are living permanently? Choose one option of the listed below. One’s own house 1 A single room apartment 2 A two room apartment 3 A three room apartment 4 A four or more room big apartment 5 One or two rooms in a communal apartment 6 A room in a dormitory 7 One or several rooms in a barrack 8 Rent an apartment 9 Other 10</text:p>
        </text:list-item>
      </text:list>
      <text:h text:style-name="Heading_20_1" text:outline-level="1">G. information and media –Pietiläisen hoidossa</text:h>
      <text:list text:style-name="L36">
        <text:list-item>
          <text:p text:style-name="P40">What newspapers did you read last week? Please list all the daily and weekly newspapers that you read including local and central ones, as well as ordinary printed and Internet-newspapers<text:line-break/>_______________________________________________________________________________________________________________________________________________________________________________________________________________ RESPONDENT DID READ NEWSPAPERS ….. GO TO QUESTION 74 RESPONDENT DOES NOT READ NEWSPAPERS 9999…GO TO QUESTION 72</text:p>
        </text:list-item>
        <text:list-item>
          <text:p text:style-name="P40">Was there such time when you regularly red daily newspapers? 1.Yes, there was 1 GO TO QUESTION 73 2.No, there weren’t 2 GO TO QUESTION 74</text:p>
        </text:list-item>
        <text:list-item>
          <text:p text:style-name="P40">Why these days you practically do not read newspapers? Choose no more than three answers Newspapers became too expensive 1 Things they write about are not interesting for me 2 TV is enough for me 3 Radio is enough for me 4 Internet is enough for me 5 Free-distributed press is enough for me 6 Weeklies or monthlies are enough for me 7 Newspapers are badly delivered 8 Newspapers are stolen from my post box 9 I have not time for this 10 They do not have information that I need 11 Other (What? Explain ______________________________) 12</text:p>
        </text:list-item>
        <text:list-item>
          <text:p text:style-name="P40">What magazines did you read last month? Please list all magazines that you came to read last month, including ordinary printed and Internet-magazines __________________________________________________________________________________________________________________________________________</text:p>
        </text:list-item>
        <text:list-item>
          <text:p text:style-name="P40">Which TV channels do you watch no less than three times a week? __________________________________________________________________________________________________________________________________________</text:p>
        </text:list-item>
        <text:list-item>
          <text:p text:style-name="P40">What radio stations do you listen to no less than three times a week? __________________________________________________________________________________________________________________________________________ 63 From what of the listed sources do you get the following information? Choose one most frequently used source for each topic.</text:p>
        </text:list-item>
      </text:list>
      <text:p text:style-name="First_20_paragraph">TV</text:p>
      <text:p text:style-name="Text_20_body">Radio</text:p>
      <text:p text:style-name="Text_20_body">Newspapers</text:p>
      <text:p text:style-name="Text_20_body">Magazines</text:p>
      <text:p text:style-name="Text_20_body">Internet</text:p>
      <text:p text:style-name="Text_20_body">Experience</text:p>
      <text:p text:style-name="Text_20_body">Do not get</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list text:style-name="L37">
        <text:list-item>
          <text:p text:style-name="P41">In your opinion which of the following information in the media should be banned, which should be released with limitations and which should allowed free circulation?</text:p>
        </text:list-item>
      </text:list>
      <text:p text:style-name="First_20_paragraph">Banned</text:p>
      <text:p text:style-name="Text_20_body">With limitations</text:p>
      <text:p text:style-name="Text_20_body">Free circulation</text:p>
      <text:p text:style-name="Text_20_body">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H.politics and society</text:h>
      <text:list text:style-name="L38">
        <text:list-item>
          <text:p text:style-name="P42">Which of the following events did you take part in 2010-2014?</text:p>
        </text:list-item>
      </text:list>
      <text:p text:style-name="First_20_paragraph">Yes No 1.Signed a petition or an address 1 2 2.Participated in congresses or conferences of public organizations 1 2 3.Took part in strikes 1 2 4.Participated in demonstrations or marches of protest 1 2 5.Took part in rallies 1 2 6.Wrote a letter to a newspaper 1 2 7.Took part in an electoral campaign in the team of a candidate 1 2 8.Voted in local elections 1 2</text:p>
      <text:p text:style-name="Text_20_body">66.Are you a member of a party or a social movement? Yes 1 [go to question 82] No 2 [go to question 83]</text:p>
      <text:list text:style-name="L39">
        <text:list-item>
          <text:p text:style-name="P43">What is the name of that party or a social movement? _____________________________________________________________________</text:p>
        </text:list-item>
        <text:list-item>
          <text:p text:style-name="P43">In which of the following organizations you participate, or only formally belong without participation, or do not belong at all?</text:p>
        </text:list-item>
      </text:list>
      <text:p text:style-name="First_20_paragraph">Participate Formally belong, but do not participate Do not belong, and do not participate 1.Charity 1 2 3 2.Religious 1 2 3 3.Cultural, artist, organizations and groups 1 2 3 4.Trade Unions 1 2 3 5.Political parties 1 2 3 6.Organisations in protection of minorities 1 2 3 7. Ecological (environmental) 1 2 3 8.youth organizations (clubs) 1 2 3 9.Women’s organizations (clubs) 1 2 3 10.Sport clubs, associations 1 2 3 11. Consumer organizations 1 2 3 12. Formal or informal councils of residents or yard councils 1 2 3 13. Hobby clubs (fishing, hunting) 1 2 3 14. other clubs of organizations (specify ___________) 1 2 3</text:p>
      <text:p text:style-name="Text_20_body">69.To what extent do you trust the following authorities, public organizations or groups? Trust fully, mainly trust, partially trust, partially distrust, main distrust, completely distrust?</text:p>
      <text:p text:style-name="Text_20_body">Fully trust Mainly trust Partially Mainly distrust Completely distrust Hard to say 1. Council of the Federation 5 4 3 2 1 9 2. State Duma 5 4 3 2 1 9 3. President of Russia 5 4 3 2 1 9 4. Government of Russia 5 4 3 2 1 9 5. Regional administration 5 4 3 2 1 9 6. Municipal, village administration 5 4 3 2 1 9 7. Russian orthodox church 5 4 3 2 1 9 8. Army 5 4 3 2 1 9 9. Courts 5 4 3 2 1 9 10.Police 5 4 3 2 1 9 11.Trade unions 5 4 3 2 1 9 12.Television 5 4 3 2 1 9 13.Newspapers 5 4 3 2 1 9 14.Banks 5 4 3 2 1 9 15.Entrepreneurs 5 4 3 2 1 9</text:p>
      <text:list text:style-name="L40">
        <text:list-item>
          <text:p text:style-name="P44">How often you think that people would try to take advantage of you if they got the chance, and how often they try to be fair?</text:p>
        </text:list-item>
      </text:list>
      <text:p text:style-name="First_20_paragraph">Try to take advantage almost all of the time 1 Try to take advantage most of the time 2 Try to be fair most of the time 3 Try to be fair almost all of the time 4 Can’t choose 9</text:p>
      <text:list text:style-name="L41">
        <text:list-item>
          <text:p text:style-name="P45">Generally speaking, would you say that people can be trusted or that you can’t be too careful in dealing with people?</text:p>
        </text:list-item>
      </text:list>
      <text:p text:style-name="First_20_paragraph">People can almost always be trusted……………………………. 1 People can usually be trusted…………………………………… 2 You usually can’t be too careful in dealing with people……….. 3 You almost always can’t be too careful in dealing with people... 4 Can’t choose……………………………………………………. 9 72. In general, how satisfied You are in the health care/educational system/ the way in which the government/Duma/President takes care of its duties/how democracy functions in Russia? – eri kysymyksinä samoilla vaihtoehdoilla. Scale 0 – 10 (not at all – completely)</text:p>
      <text:p text:style-name="Text_20_body">72A. Do you agree or disagree with following statements? (Scale 1-5 + 9) Income differences are too large in this country The government should provide decent standard of living for unemployed The government should spend less on benefits for the poor People should take more care of themselves People like me cannot influence what the government does Big business has too much influence in how Russia is run Poverty is caused by the fact that some people do not want to work Interesting job is more important than money A few strong leaders can do more for the country than all laws and demonstrations Poverty exists because profits go to the pockets of small group of people 73.Do you approve of the current economic policy pursued by the government and President of Russia? Fully approve, mainly approve, partially approve, partially no, mainly disapprove, completely disapprove? Fully approve 5 Mainly approve 4 Partially approve, partially no 3 Mainly disapprove 2 Completely disapprove 1 Hard to say 9</text:p>
      <text:p text:style-name="Text_20_body">74.Do you approve of the current social policies pursued by the government and President of Russia? Fully approve 5 Mainly approve 4 Partially approve, partially no 3 Mainly disapprove 2 Completely disapprove 1 Hard to say 9</text:p>
      <text:p text:style-name="Text_20_body">75.Do you approve of the external policy pursued by the government and President of Russia? Fully approve 5 Mainly approve 4 Partially approve, partially no 3 Mainly disapprove 2 Completely disapprove 1 Hard to say 9</text:p>
      <text:h text:style-name="Heading_20_1" text:outline-level="1">I. Values and convictions</text:h>
      <text:p text:style-name="First_20_paragraph">76.Are you a believer?</text:p>
      <text:p text:style-name="P46">Yes <text:s text:c="3"/>1 <text:s text:c="3"/>[Go to question 91]</text:p>
      <text:p text:style-name="P47">No <text:s text:c="3"/>2 <text:s text:c="3"/>[Go to question 92]</text:p>
      <text:p text:style-name="First_20_paragraph">77.To which confession do you belong? Orthodox 1<text:line-break/> Islam 2<text:line-break/> Protestantism 3<text:line-break/> Catholism 4<text:line-break/> Baptism 5<text:line-break/> Jewish 6<text:line-break/> Buddism 7<text:line-break/> Krishanism 8 I believe in God but do not identify as a specific religion<text:line-break/> Other 9<text:line-break/> Not to any confession 10 Atheist 10 Don’t know………………………………………11</text:p>
      <text:p text:style-name="Text_20_body">77B. Which group or groups do you feel like you belong to? (Valdai Groupin Identiteetti-kyselyn kysymys) Middle class Pensioners Low-income Russians Christians or Orthodox Christians Russian national, Russian citizen Working people, working class, workers Intellectuals Young people Urban/rural Women, men Mothers, fathers, parents Other Don’t know</text:p>
      <text:p text:style-name="Text_20_body">77C. Who would you describe as Russian? Someone who grew up in Russia and was brought up in Russian cultural traditions Someone who is an ethnic Russian Someone whose native language is Russian Someone who works for Russia’s benefit Someone who appraises with Russian cultural traditions Someone who self-identifies as ‘Russian’ Someone who belongs to the Russian Orthodox Church and observes its traditions Someone who lives in Russia Don’t know</text:p>
      <text:p text:style-name="Text_20_body">77D,. People describe themselves as belonging to a certain social class. Would You describe Yourself as belonging to: Upper class Upper middle class Middle class Lower Middle class Working class (skilled working/unskilled working) Lower class</text:p>
      <text:list text:style-name="L42">
        <text:list-item>
          <text:p text:style-name="P48">In your view who should run the following services. Citizens themselves, private companies, local authorities, regional authorities or federal power? Choose one answer for each category –Probably here there should be NGO’s as a separate class and NGO’s and state as separate?.</text:p>
        </text:list-item>
      </text:list>
      <text:p text:style-name="First_20_paragraph">Citizens Private companies Local authorities Regional authorities State, federal power Hard to say 1. Taking care of children 1 2 3 4 5 9 2. Taking care of the elderly 1 2 3 4 5 9 3. Communal services 1 2 3 4 5 9 4. Leisure institutions 1 2 3 4 5 9 5. Medical care 1 2 3 4 5 9</text:p>
      <text:list text:style-name="L43">
        <text:list-item>
          <text:p text:style-name="P49">I shall bring up several conditions that people use to achieve success. You tell me how important were they for successful advancement in society eight years ago in 1998. Measure the importance with the help of a five-point scale on which “5” means “very important” and “1” – “completely unimportant”</text:p>
        </text:list-item>
      </text:list>
      <text:p text:style-name="First_20_paragraph">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80.Evaluate how important are these qualities for advancement in contemporary Russian society. Use the same five-point scale.</text:p>
      <text:p text:style-name="Text_20_body">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Incomes should be made more equal (Income differences in this country are too large) Private ownership of business and industry should be increased</text:p>
      <text:p text:style-name="Text_20_body">81.To which ethnicity do you refer yourself? Russian 1 Ukrainian 2 Tatar 3 Chuvash 4 Belorussian 5 Jewish 6 Other, specify which _______________________ 7 Hard to say 9</text:p>
      <text:p text:style-name="Text_20_body">82.Which kinds of differences between various groups do you see as important or unimportant?(Scale: 1-5+9) Income Generation (Old-young) Culture (Tradition-modern) Social class (Workers-Bourgeoisie) Ethnicity (Russians-others) Religion (Orthodox-others) Place of residence (Cities-countryside) Ideology (Left-Right) Region (Moscow-Siberia)</text:p>
      <text:list text:style-name="L44">
        <text:list-item>
          <text:p text:style-name="P50">How proud you are of? (scale= 1-5 +9) Current state of democracy in Russia Russia’ political influence in the world Russia’s economic achievements Population’s social security Fairness and equal rights for all social groups in Russia Russia’s scientific and technical achievements Russia’s sports achievements Russia’s achievements in literature and art Russian armed forces Russian history</text:p>
        </text:list-item>
        <text:list-item>
          <text:p text:style-name="P50">Which type of state you would like to see Russia? Socialist state like the USSR A state like Western states with a democratic government system and market economy A state with a special system and a unique course of development Difficult to answer</text:p>
        </text:list-item>
      </text:list>
      <text:h text:style-name="Heading_20_1" text:outline-level="1">K.Personal data</text:h>
      <text:list text:style-name="L45">
        <text:list-item>
          <text:p text:style-name="P51">What year were you born in?</text:p>
        </text:list-item>
      </text:list>
      <text:p text:style-name="First_20_paragraph">year 100. How long have you been living here in this town, village? All my life 1 More than 15 years 2 About 10-15 years 2 Less than 10 years 3 101. Of what languages do you have a command? You can read with a dictionary, read easily, speak or write? Is this necessary question?</text:p>
      <text:p text:style-name="Text_20_body">Read with a dictionary Read easily Speak Write 1.________________________________ 1 2 3 4 2.________________________________ 1 2 3 4 3.________________________________ 1 2 3 4 4.________________________________ 1 2 3 4 102. What is your educational level? Primary, less than 8 grades 1<text:line-break/> Unfinished secondary 2<text:line-break/> General secondary 3<text:line-break/> Secondary special (vocational school) 4<text:line-break/> Secondary technical (technicum) 5<text:line-break/> Unfinished higher (no less than 3 years of university or institute) 6<text:line-break/> Higher 7<text:line-break/> Higher scientific (graduate course) 8<text:line-break/> Scientific degree 9<text:line-break/>[Interviewer! do not read the last two questions] 103. Respondent’s sex Male 1 Female 2 104. Type of settlement where interview was held Moscow 1 S.Petersburg 2 City with the population of one million or more 3 City with the population from 500 o 999 thousand 4 City with the population from 100 to 499 thousand 5 Town with the population from 50 to 99 thousand 6 Town with the population from 10 to 49 thousand 7 Small urban type settlement 8 Big village, no fewer than 100 families 9 Small village, less than 100 families 10 Our interview is finished. Thank you for your cooperation I thereby verify the authenticity of interview and abidance by the rules of selection. I do not have any objections against verification of my work by a team of independent controllers __________________________________ Interviewer’s signature. 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